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aleway ExtraBold" svg:font-family="'Raleway ExtraBold'"/>
    <style:font-face style:name="Raleway Light" svg:font-family="'Raleway Light'"/>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d89f39"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434343" presentation:display-footer="false" presentation:display-page-number="false" presentation:display-date-time="false"/>
    </style:style>
    <style:style style:name="gr1" style:family="graphic" style:parent-style-name="standard">
      <style:graphic-properties draw:stroke="none" svg:stroke-width="0cm" draw:fill="solid" draw:fill-color="#ffb600"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434343"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pr1" style:family="presentation" style:parent-style-name="TITLE_5f_2-title">
      <style:graphic-properties draw:stroke="none" svg:stroke-width="0cm" draw:fill="solid" draw:fill-color="#d89f39"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_5f_2-subtitle" style:list-style-name="L23">
      <style:graphic-properties draw:stroke="none" svg:stroke-width="0cm" draw:fill="solid" draw:fill-color="#d89f39"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_5f_2-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BLANK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BLANK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_5f_1-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0"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2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d89f39"/>
      <style:paragraph-properties fo:text-align="start" style:font-independent-line-spacing="true"/>
      <style:text-properties fo:font-size="52pt"/>
    </style:style>
    <style:style style:name="P3" style:family="paragraph">
      <loext:graphic-properties draw:fill="solid" draw:fill-color="#d89f39"/>
      <style:paragraph-properties fo:margin-left="1.27cm" fo:margin-right="0cm" fo:margin-top="0.212cm" fo:margin-bottom="0cm" fo:line-height="100%" fo:text-align="center" fo:text-indent="-0.952cm" style:writing-mode="lr-tb" style:font-independent-line-spacing="true">
        <style:tab-stops>
          <style:tab-stop style:position="0cm"/>
        </style:tab-stops>
      </style:paragraph-properties>
      <style:text-properties fo:font-variant="normal" fo:text-transform="none" fo:color="#666666" style:text-line-through-style="none" style:text-line-through-type="none" style:text-position="0% 100%" style:font-name="Raleway Light" fo:font-size="28pt" fo:letter-spacing="normal" fo:font-style="normal" style:text-underline-style="none" fo:font-weight="normal" style:font-name-asian="Raleway Light" style:font-size-asian="28pt" style:font-style-asian="normal" style:font-weight-asian="normal" style:font-name-complex="Raleway Light" style:font-size-complex="28pt" style:font-style-complex="normal" style:font-weight-complex="normal"/>
    </style:style>
    <style:style style:name="P4" style:family="paragraph">
      <loext:graphic-properties draw:fill="solid" draw:fill-color="#ffb600"/>
      <style:paragraph-properties fo:text-align="start" style:font-independent-line-spacing="true"/>
      <style:text-properties fo:font-size="14pt"/>
    </style:style>
    <style:style style:name="P5" style:family="paragraph">
      <loext:graphic-properties draw:fill="solid" draw:fill-color="#434343"/>
      <style:paragraph-properties fo:text-align="start"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font-independent-line-spacing="true"/>
      <style:text-properties fo:font-size="58pt"/>
    </style:style>
    <style:style style:name="P8" style:family="paragraph">
      <style:paragraph-properties fo:margin-left="0cm" fo:margin-right="0cm" fo:margin-top="0cm" fo:margin-bottom="0cm" fo:line-height="115%" fo:text-align="start" fo:text-indent="0cm" style:writing-mode="lr-tb"/>
    </style:style>
    <style:style style:name="P9"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212cm" fo:margin-bottom="0cm" fo:line-height="100%" fo:text-align="start" fo:text-indent="0cm" style:writing-mode="lr-tb"/>
    </style:style>
    <style:style style:name="P13" style:family="paragraph">
      <style:paragraph-properties fo:margin-left="1.27cm" fo:margin-right="0cm" fo:margin-top="0.212cm" fo:margin-bottom="0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5" style:family="paragraph">
      <style:paragraph-properties fo:margin-left="2.54cm" fo:margin-right="0cm" fo:margin-top="0.212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169cm" fo:margin-bottom="0cm" fo:line-height="100%" fo:text-align="start" fo:text-indent="0cm" style:writing-mode="lr-tb">
        <style:tab-stops>
          <style:tab-stop style:position="0cm"/>
        </style:tab-stops>
      </style:paragraph-properties>
    </style:style>
    <style:style style:name="P17" style:family="paragraph">
      <style:paragraph-properties fo:margin-left="3.81cm" fo:margin-right="0cm" fo:margin-top="0.212cm" fo:margin-bottom="0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212cm" fo:margin-bottom="0cm" fo:line-height="200%"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21" style:family="paragraph">
      <style:paragraph-properties fo:margin-left="5.08cm" fo:margin-right="0cm" fo:margin-top="0.212cm" fo:margin-bottom="0cm" fo:line-height="100%"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00%" fo:text-align="start" fo:text-indent="0cm" style:writing-mode="lr-tb"/>
    </style:style>
    <style:style style:name="P24" style:family="paragraph">
      <style:paragraph-properties fo:margin-left="0cm" fo:margin-right="0cm" fo:margin-top="0.212cm" fo:margin-bottom="0cm" fo:line-height="115%" fo:text-align="start" fo:text-indent="0cm" style:writing-mode="lr-tb"/>
    </style:style>
    <style:style style:name="P25" style:family="paragraph">
      <style:paragraph-properties fo:margin-left="0cm" fo:margin-right="0cm" fo:margin-top="0.212cm" fo:margin-bottom="0cm" fo:line-height="115%" fo:text-align="start" fo:text-indent="1.27cm" style:writing-mode="lr-tb">
        <style:tab-stops>
          <style:tab-stop style:position="0cm"/>
        </style:tab-stops>
      </style:paragraph-properties>
    </style:style>
    <style:style style:name="P26" style:family="paragraph">
      <style:paragraph-properties fo:margin-left="1.27cm" fo:margin-right="0cm" fo:margin-top="0.212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434343" style:text-line-through-style="none" style:text-line-through-type="none" style:text-position="0% 100%" style:font-name="Raleway ExtraBold" fo:font-size="52pt" fo:letter-spacing="normal" fo:font-style="normal" style:text-underline-style="none" fo:font-weight="normal" style:font-name-asian="Raleway ExtraBold" style:font-size-asian="52pt" style:font-style-asian="normal" style:font-weight-asian="normal" style:font-name-complex="Raleway ExtraBold" style:font-size-complex="5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aleway ExtraBold" fo:font-size="52pt" fo:letter-spacing="normal" fo:font-style="normal" style:text-underline-style="none" fo:font-weight="normal" style:font-name-asian="Raleway ExtraBold" style:font-size-asian="52pt" style:font-style-asian="normal" style:font-weight-asian="normal" style:font-name-complex="Raleway ExtraBold" style:font-size-complex="52pt" style:font-style-complex="normal" style:font-weight-complex="normal"/>
    </style:style>
    <style:style style:name="T3" style:family="text">
      <style:text-properties fo:font-variant="normal" fo:text-transform="none" fo:color="#d89f39" style:text-line-through-style="none" style:text-line-through-type="none" style:text-position="0% 100%" style:font-name="Raleway ExtraBold" fo:font-size="52pt" fo:letter-spacing="normal" fo:font-style="normal" style:text-underline-style="none" fo:font-weight="normal" style:font-name-asian="Raleway ExtraBold" style:font-size-asian="52pt" style:font-style-asian="normal" style:font-weight-asian="normal" style:font-name-complex="Raleway ExtraBold" style:font-size-complex="5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Times New Roman" fo:font-size="20pt" fo:letter-spacing="normal" fo:font-style="normal" style:text-underline-style="none" fo:font-weight="normal" style:font-name-asian="Times New Roman" style:font-size-asian="20pt" style:font-style-asian="normal" style:font-weight-asian="normal" style:font-name-complex="Times New Roman" style:font-size-complex="2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Times New Roman" fo:font-size="18pt" fo:letter-spacing="normal" fo:font-style="normal"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Times New Roman" fo:font-size="18pt" fo:letter-spacing="normal"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T8" style:family="text">
      <style:text-properties fo:font-variant="normal" fo:text-transform="none" fo:color="#ffffff" style:text-line-through-style="none" style:text-line-through-type="none" style:text-position="0% 100%" style:font-name="Times New Roman" fo:font-size="13.5pt" fo:letter-spacing="normal"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9" style:family="text">
      <style:text-properties fo:font-variant="normal" fo:text-transform="none" fo:color="#ffffff" style:text-line-through-style="none" style:text-line-through-type="none" style:text-position="0% 100%"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10" style:family="text">
      <style:text-properties fo:font-variant="normal" fo:text-transform="none" fo:color="#d89f39" style:text-line-through-style="none" style:text-line-through-type="none" style:text-position="0% 100%" style:font-name="Raleway ExtraBold" fo:font-size="46pt" fo:letter-spacing="normal" fo:font-style="normal" style:text-underline-style="none" fo:font-weight="normal" style:font-name-asian="Raleway ExtraBold" style:font-size-asian="46pt" style:font-style-asian="normal" style:font-weight-asian="normal" style:font-name-complex="Raleway ExtraBold" style:font-size-complex="46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Times New Roman" fo:font-size="8pt" fo:letter-spacing="normal" fo:font-style="normal" style:text-underline-style="none" fo:font-weight="normal" style:font-name-asian="Times New Roman" style:font-size-asian="8pt" style:font-style-asian="normal" style:font-weight-asian="normal" style:font-name-complex="Times New Roman" style:font-size-complex="8pt" style:font-style-complex="normal" style:font-weight-complex="normal"/>
    </style:style>
    <text:list-style style:name="L1">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83cm" text:min-label-width="0.987cm"/>
        <style:text-properties style:font-name="Times New Roman"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283cm" text:min-label-width="0.987cm"/>
        <style:text-properties fo:color="#ffb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b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213cm" text:min-label-width="1.057cm"/>
        <style:text-properties style:font-name="Raleway Light"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213cm" text:min-label-width="1.057cm"/>
        <style:text-properties fo:color="#ffb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1.057cm"/>
        <style:text-properties style:font-name="Times New Roman"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Times New Roman"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18cm" text:min-label-width="0.952cm"/>
        <style:text-properties fo:color="#ffb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18cm" text:min-label-width="0.952cm"/>
        <style:text-properties fo:color="#ffb600" fo:font-size="100%"/>
      </text:list-level-style-number>
      <text:list-level-style-bullet text:level="2" text:bullet-char="-">
        <style:list-level-properties text:space-before="2.858cm" text:min-label-width="0.952cm"/>
        <style:text-properties style:font-name="Times New Roman"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1.588cm" text:min-label-width="0.952cm"/>
        <style:text-properties style:font-name="Times New Roman"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Times New Roman"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Times New Roman" fo:color="#ffffff" fo:font-size="100%"/>
      </text:list-level-style-bullet>
      <text:list-level-style-bullet text:level="2" text:bullet-char="○">
        <style:list-level-properties text:space-before="2.934cm" text:min-label-width="0.816cm"/>
        <style:text-properties style:font-name="Times New Roman"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18cm" text:min-label-width="0.952cm"/>
        <style:text-properties fo:color="#ffb600" fo:font-size="100%"/>
      </text:list-level-style-number>
      <text:list-level-style-bullet text:level="2" text:bullet-char="○">
        <style:list-level-properties text:space-before="2.934cm" text:min-label-width="0.816cm"/>
        <style:text-properties style:font-name="Times New Roman"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433cm" text:min-label-width="0.817cm"/>
        <style:text-properties style:font-name="Times New Roman" fo:color="#ffffff" fo:font-size="100%"/>
      </text:list-level-style-bullet>
      <text:list-level-style-bullet text:level="2" text:bullet-char="○">
        <style:list-level-properties text:space-before="2.934cm" text:min-label-width="0.816cm"/>
        <style:text-properties style:font-name="Times New Roman"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433cm" text:min-label-width="0.817cm"/>
        <style:text-properties fo:color="#ffb600" fo:font-size="100%"/>
      </text:list-level-style-number>
      <text:list-level-style-bullet text:level="2" text:bullet-char="○">
        <style:list-level-properties text:space-before="2.934cm" text:min-label-width="0.816cm"/>
        <style:text-properties style:font-name="Times New Roman"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1.588cm" text:min-label-width="0.952cm"/>
        <style:text-properties style:font-name="Times New Roman" fo:color="#ffffff" fo:font-size="100%"/>
      </text:list-level-style-bullet>
      <text:list-level-style-bullet text:level="2" text:bullet-char="○">
        <style:list-level-properties text:space-before="2.858cm" text:min-label-width="0.952cm"/>
        <style:text-properties style:font-name="Times New Roman"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1.588cm" text:min-label-width="0.952cm"/>
        <style:text-properties fo:color="#ffb600" fo:font-size="100%"/>
      </text:list-level-style-number>
      <text:list-level-style-bullet text:level="2" text:bullet-char="○">
        <style:list-level-properties text:space-before="2.858cm" text:min-label-width="0.952cm"/>
        <style:text-properties style:font-name="Times New Roman"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318cm" text:min-label-width="0.952cm"/>
        <style:text-properties style:font-name="Times New Roman" fo:color="#ffffff" fo:font-size="100%"/>
      </text:list-level-style-bullet>
      <text:list-level-style-bullet text:level="2" text:bullet-char="○">
        <style:list-level-properties text:space-before="1.588cm" text:min-label-width="0.952cm"/>
        <style:text-properties style:font-name="Times New Roman"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18cm" text:min-label-width="0.952cm"/>
        <style:text-properties fo:color="#ffb600" fo:font-size="100%"/>
      </text:list-level-style-number>
      <text:list-level-style-bullet text:level="2" text:bullet-char="○">
        <style:list-level-properties text:space-before="1.588cm" text:min-label-width="0.952cm"/>
        <style:text-properties style:font-name="Times New Roman"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6cm" text:min-label-width="0.6cm"/>
        <style:text-properties fo:color="#ffb6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2">
        <draw:frame draw:name="Google Shape;61;p13" presentation:style-name="pr1" draw:text-style-name="P2" draw:layer="layout" svg:width="23.667cm" svg:height="5.701cm" svg:x="0.866cm" svg:y="2.068cm" presentation:class="title" presentation:user-transformed="true">
          <draw:text-box>
            <text:p text:style-name="P1"><text:span text:style-name="T1">OOD <text:s/></text:span><text:span text:style-name="T1"><text:line-break/></text:span><text:span text:style-name="T2">Object Oriented Design</text:span></text:p>
          </draw:text-box>
        </draw:frame>
        <draw:frame draw:name="Google Shape;62;p13" presentation:style-name="pr2" draw:text-style-name="P3" draw:layer="layout" svg:width="23.667cm" svg:height="2.201cm" svg:x="0.866cm" svg:y="7.873cm" presentation:class="subtitle" presentation:placeholder="true" presentation:user-transformed="true">
          <draw:text-box/>
        </draw:frame>
        <draw:g draw:name="Google Shape;63;p13">
          <draw:custom-shape draw:name="Google Shape;64;p13" draw:style-name="gr1" draw:text-style-name="P4" draw:layer="layout" svg:width="0.574cm" svg:height="0.63cm" svg:x="24.115cm" svg:y="0.629cm">
            <text:p text:style-name="P22"/>
            <draw:enhanced-geometry draw:mirror-horizontal="false" draw:mirror-vertical="false" drawooo:sub-view-size="6034 6034" draw:text-areas="0 0 ?f0 ?f1" svg:viewBox="0 0 0 0" draw:type="ooxml-non-primitive" draw:enhanced-path="M 2004 1 L 1881 25 1784 50 1686 98 1588 172 1 1784 4251 6033 5862 4446 5936 4348 5985 4250 6009 4153 6033 4031 6009 3933 5985 3811 5936 3713 5862 3615 2419 172 2321 98 2223 50 2101 25 2004 1 Z N">
              <draw:equation draw:name="f0" draw:formula="logwidth"/>
              <draw:equation draw:name="f1" draw:formula="logheight"/>
            </draw:enhanced-geometry>
          </draw:custom-shape>
          <draw:custom-shape draw:name="Google Shape;65;p13" draw:style-name="gr2" draw:text-style-name="P5" draw:layer="layout" svg:width="1.447cm" svg:height="1.588cm" svg:x="23.086cm" svg:y="0.787cm">
            <text:p text:style-name="P22"/>
            <draw:enhanced-geometry draw:mirror-horizontal="false" draw:mirror-vertical="false" drawooo:sub-view-size="15192 15192" draw:text-areas="0 0 ?f0 ?f1" svg:viewBox="0 0 0 0" draw:type="ooxml-non-primitive" draw:enhanced-path="M 1100 10527 L 4665 14093 4616 14117 1979 14508 684 13213 1075 10576 1100 10527 Z M 10918 1 L 758 10185 684 10258 636 10332 611 10405 587 10502 1 14532 1 14654 25 14801 98 14923 171 15021 269 15094 367 15143 465 15167 587 15192 660 15192 4690 14606 4861 14557 4934 14508 5007 14435 15192 4275 13970 3053 4152 12872 3810 12530 13629 2712 12481 1564 2663 11382 2321 11040 12139 1222 10918 1 Z N">
              <draw:equation draw:name="f0" draw:formula="logwidth"/>
              <draw:equation draw:name="f1" draw:formula="logheight"/>
            </draw:enhanced-geometry>
          </draw:custom-shape>
        </draw:g>
        <presentation:notes draw:style-name="dp2">
          <draw:page-thumbnail draw:name="Google Shape;58;p:notes" draw:style-name="gr3" draw:layer="layout" svg:width="16.933cm" svg:height="9.524cm" svg:x="1.059cm" svg:y="1.905cm" draw:page-number="1" presentation:class="page"/>
          <draw:frame draw:name="Google Shape;59;p:notes" presentation:style-name="pr3" draw:text-style-name="P6" draw:layer="layout" svg:width="15.239cm" svg:height="11.429cm" svg:x="1.905cm" svg:y="12.065cm" presentation:class="notes" presentation:placeholder="true" presentation:user-transformed="true">
            <draw:text-box/>
          </draw:frame>
        </presentation:notes>
      </draw:page>
      <draw:page draw:name="Introdução" draw:style-name="dp3" draw:master-page-name="BLANK_5f_1">
        <draw:frame draw:name="Google Shape;70;p14" presentation:style-name="pr4" draw:text-style-name="P7" draw:layer="layout" svg:width="23.667cm" svg:height="1.59cm" svg:x="1.006cm" svg:y="0.554cm" presentation:class="title" presentation:user-transformed="true">
          <draw:text-box>
            <text:p text:style-name="P1"><text:span text:style-name="T3">Introdução</text:span></text:p>
          </draw:text-box>
        </draw:frame>
        <draw:frame draw:name="Google Shape;71;p14" presentation:style-name="pr5" draw:text-style-name="P10" draw:layer="layout" svg:width="19.072cm" svg:height="7.372cm" svg:x="2.467cm" svg:y="3.87cm" presentation:class="outline" presentation:user-transformed="true">
          <draw:text-box>
            <text:list text:style-name="L3">
              <text:list-item>
                <text:p text:style-name="P8"><text:span text:style-name="T4">É a disciplina de definir os objetos e suas interações para resolver um problema que foi identificado e documentado durante a Análise Orientada a Objeto</text:span></text:p>
              </text:list-item>
              <text:list-item>
                <text:p text:style-name="P8"><text:span text:style-name="T4">É um método de design que engloba o processo de decomposição orientada a objetos e uma notação para representar modelos lógicos e físicos, bem como estaduais e dinâmicos, do sistema a ser desenvolvido.</text:span></text:p>
              </text:list-item>
            </text:list>
            <text:p text:style-name="P9"><text:span text:style-name="T4"/></text:p>
          </draw:text-box>
        </draw:frame>
        <draw:g draw:name="Google Shape;72;p14">
          <draw:custom-shape draw:name="Google Shape;73;p14" draw:style-name="gr1" draw:text-style-name="P4" draw:layer="layout" svg:width="1.591cm" svg:height="1.766cm" svg:x="22.006cm" svg:y="0.955cm">
            <text:p text:style-name="P22"/>
            <draw:enhanced-geometry draw:mirror-horizontal="false" draw:mirror-vertical="false" drawooo:sub-view-size="13996 13995" draw:text-areas="0 0 ?f0 ?f1" svg:viewBox="0 0 0 0"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equation draw:name="f0" draw:formula="logwidth"/>
              <draw:equation draw:name="f1" draw:formula="logheight"/>
            </draw:enhanced-geometry>
          </draw:custom-shape>
          <draw:custom-shape draw:name="Google Shape;74;p14" draw:style-name="gr1" draw:text-style-name="P4" draw:layer="layout" svg:width="0.905cm" svg:height="1.004cm" svg:x="23.429cm" svg:y="1.862cm">
            <text:p text:style-name="P22"/>
            <draw:enhanced-geometry draw:mirror-horizontal="false" draw:mirror-vertical="false" drawooo:sub-view-size="7963 7963" draw:text-areas="0 0 ?f0 ?f1" svg:viewBox="0 0 0 0"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equation draw:name="f0" draw:formula="logwidth"/>
              <draw:equation draw:name="f1" draw:formula="logheight"/>
            </draw:enhanced-geometry>
          </draw:custom-shape>
        </draw:g>
        <presentation:notes draw:style-name="dp2">
          <draw:page-thumbnail draw:name="Google Shape;67;g3f62834248_1_0:notes" draw:style-name="gr3" draw:layer="layout" svg:width="16.932cm" svg:height="9.524cm" svg:x="1.059cm" svg:y="1.905cm" draw:page-number="2" presentation:class="page"/>
          <draw:frame draw:name="Google Shape;68;g3f62834248_1_0:notes" presentation:style-name="pr6" draw:text-style-name="P6" draw:layer="layout" svg:width="15.239cm" svg:height="11.429cm" svg:x="1.905cm" svg:y="12.065cm" presentation:class="notes" presentation:placeholder="true" presentation:user-transformed="true">
            <draw:text-box/>
          </draw:frame>
        </presentation:notes>
      </draw:page>
      <draw:page draw:name="Conceitos" draw:style-name="dp3" draw:master-page-name="BLANK_5f_1">
        <draw:frame draw:name="Google Shape;79;p15" presentation:style-name="pr4" draw:text-style-name="P7" draw:layer="layout" svg:width="23.667cm" svg:height="1.59cm" svg:x="1.006cm" svg:y="0.554cm" presentation:class="title" presentation:user-transformed="true">
          <draw:text-box>
            <text:p text:style-name="P1"><text:span text:style-name="T3">Conceitos</text:span></text:p>
          </draw:text-box>
        </draw:frame>
        <draw:frame draw:name="Google Shape;80;p15" presentation:style-name="pr5" draw:text-style-name="P10" draw:layer="layout" svg:width="19.072cm" svg:height="6.572cm" svg:x="2.534cm" svg:y="2.699cm" presentation:class="outline" presentation:user-transformed="true">
          <draw:text-box>
            <text:p text:style-name="P11"><text:span text:style-name="T4">O Design Orientado a Objeto é permeado e guiado por diversos conceitos que guiam sua execução. Estes conceitos são:</text:span></text:p>
            <text:p text:style-name="P11"><text:span text:style-name="T4"/></text:p>
            <text:list text:style-name="L3">
              <text:list-item>
                <text:p text:style-name="P11"><text:span text:style-name="T4">Abstração</text:span></text:p>
              </text:list-item>
              <text:list-item>
                <text:p text:style-name="P11"><text:span text:style-name="T4">Objeto</text:span></text:p>
              </text:list-item>
              <text:list-item>
                <text:p text:style-name="P11"><text:span text:style-name="T4">Encapsulamento</text:span></text:p>
              </text:list-item>
              <text:list-item>
                <text:p text:style-name="P11"><text:span text:style-name="T4">Herança</text:span></text:p>
              </text:list-item>
              <text:list-item>
                <text:p text:style-name="P11"><text:span text:style-name="T4">Interface</text:span></text:p>
              </text:list-item>
              <text:list-item>
                <text:p text:style-name="P11"><text:span text:style-name="T4">Polimorfismo</text:span></text:p>
              </text:list-item>
            </text:list>
          </draw:text-box>
        </draw:frame>
        <draw:g draw:name="Google Shape;81;p15">
          <draw:custom-shape draw:name="Google Shape;82;p15" draw:style-name="gr1" draw:text-style-name="P4" draw:layer="layout" svg:width="1.591cm" svg:height="1.766cm" svg:x="22.006cm" svg:y="0.955cm">
            <text:p text:style-name="P22"/>
            <draw:enhanced-geometry draw:mirror-horizontal="false" draw:mirror-vertical="false" drawooo:sub-view-size="13996 13995" draw:text-areas="0 0 ?f0 ?f1" svg:viewBox="0 0 0 0"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equation draw:name="f0" draw:formula="logwidth"/>
              <draw:equation draw:name="f1" draw:formula="logheight"/>
            </draw:enhanced-geometry>
          </draw:custom-shape>
          <draw:custom-shape draw:name="Google Shape;83;p15" draw:style-name="gr1" draw:text-style-name="P4" draw:layer="layout" svg:width="0.905cm" svg:height="1.004cm" svg:x="23.429cm" svg:y="1.862cm">
            <text:p text:style-name="P22"/>
            <draw:enhanced-geometry draw:mirror-horizontal="false" draw:mirror-vertical="false" drawooo:sub-view-size="7963 7963" draw:text-areas="0 0 ?f0 ?f1" svg:viewBox="0 0 0 0"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equation draw:name="f0" draw:formula="logwidth"/>
              <draw:equation draw:name="f1" draw:formula="logheight"/>
            </draw:enhanced-geometry>
          </draw:custom-shape>
        </draw:g>
        <presentation:notes draw:style-name="dp2">
          <draw:page-thumbnail draw:name="Google Shape;76;g452e190251_2_6:notes" draw:style-name="gr3" draw:layer="layout" svg:width="16.932cm" svg:height="9.524cm" svg:x="1.059cm" svg:y="1.905cm" draw:page-number="3" presentation:class="page"/>
          <draw:frame draw:name="Google Shape;77;g452e190251_2_6:notes" presentation:style-name="pr7" draw:text-style-name="P6" draw:layer="layout" svg:width="15.239cm" svg:height="11.429cm" svg:x="1.905cm" svg:y="12.065cm" presentation:class="notes" presentation:placeholder="true" presentation:user-transformed="true">
            <draw:text-box/>
          </draw:frame>
        </presentation:notes>
      </draw:page>
      <draw:page draw:name="&#9;Princípios" draw:style-name="dp3" draw:master-page-name="BLANK_5f_1">
        <draw:frame draw:name="Google Shape;88;p16" presentation:style-name="pr4" draw:text-style-name="P7" draw:layer="layout" svg:width="23.667cm" svg:height="1.59cm" svg:x="1.006cm" svg:y="0.554cm" presentation:class="title" presentation:user-transformed="true">
          <draw:text-box>
            <text:p text:style-name="P1"><text:span text:style-name="T3"><text:tab/></text:span><text:span text:style-name="T3">Princípios</text:span></text:p>
          </draw:text-box>
        </draw:frame>
        <draw:frame draw:name="Google Shape;89;p16" presentation:style-name="pr5" draw:text-style-name="P10" draw:layer="layout" svg:width="19.072cm" svg:height="6.572cm" svg:x="2.534cm" svg:y="3.108cm" presentation:class="outline" presentation:user-transformed="true">
          <draw:text-box>
            <text:list text:style-name="L6">
              <text:list-item>
                <text:p text:style-name="P12"><text:span text:style-name="T5">Os padrões SOLID são considerados uma boa prática de programação orientada a objetos;</text:span></text:p>
              </text:list-item>
            </text:list>
            <text:p text:style-name="P13"><text:span text:style-name="T5"/></text:p>
            <text:list text:style-name="L8">
              <text:list-item>
                <text:p text:style-name="P14"><text:span text:style-name="T5">Onde, aplicados ao design otimizam a aplicação do orientado objeto; </text:span></text:p>
              </text:list-item>
            </text:list>
            <text:p text:style-name="P13"><text:span text:style-name="T5"/></text:p>
            <text:list text:continue-numbering="true" text:style-name="L8">
              <text:list-item>
                <text:p text:style-name="P14"><text:span text:style-name="T5">A preocupação do SOLID está no acoplamento e coesão;</text:span></text:p>
              </text:list-item>
            </text:list>
          </draw:text-box>
        </draw:frame>
        <draw:g draw:name="Google Shape;90;p16">
          <draw:custom-shape draw:name="Google Shape;91;p16" draw:style-name="gr1" draw:text-style-name="P4" draw:layer="layout" svg:width="1.591cm" svg:height="1.766cm" svg:x="22.006cm" svg:y="0.955cm">
            <text:p text:style-name="P22"/>
            <draw:enhanced-geometry draw:mirror-horizontal="false" draw:mirror-vertical="false" drawooo:sub-view-size="13996 13995" draw:text-areas="0 0 ?f0 ?f1" svg:viewBox="0 0 0 0"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equation draw:name="f0" draw:formula="logwidth"/>
              <draw:equation draw:name="f1" draw:formula="logheight"/>
            </draw:enhanced-geometry>
          </draw:custom-shape>
          <draw:custom-shape draw:name="Google Shape;92;p16" draw:style-name="gr1" draw:text-style-name="P4" draw:layer="layout" svg:width="0.905cm" svg:height="1.004cm" svg:x="23.429cm" svg:y="1.862cm">
            <text:p text:style-name="P22"/>
            <draw:enhanced-geometry draw:mirror-horizontal="false" draw:mirror-vertical="false" drawooo:sub-view-size="7963 7963" draw:text-areas="0 0 ?f0 ?f1" svg:viewBox="0 0 0 0"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equation draw:name="f0" draw:formula="logwidth"/>
              <draw:equation draw:name="f1" draw:formula="logheight"/>
            </draw:enhanced-geometry>
          </draw:custom-shape>
        </draw:g>
        <presentation:notes draw:style-name="dp2">
          <draw:page-thumbnail draw:name="Google Shape;85;g452e190251_0_0:notes" draw:style-name="gr3" draw:layer="layout" svg:width="16.932cm" svg:height="9.524cm" svg:x="1.059cm" svg:y="1.905cm" draw:page-number="4" presentation:class="page"/>
          <draw:frame draw:name="Google Shape;86;g452e190251_0_0:notes" presentation:style-name="pr8" draw:text-style-name="P6" draw:layer="layout" svg:width="15.239cm" svg:height="11.429cm" svg:x="1.905cm" svg:y="12.065cm" presentation:class="notes" presentation:placeholder="true" presentation:user-transformed="true">
            <draw:text-box/>
          </draw:frame>
        </presentation:notes>
      </draw:page>
      <draw:page draw:name="Princípios" draw:style-name="dp3" draw:master-page-name="TITLE_5f_AND_5f_BODY" presentation:presentation-page-layout-name="AL1T1">
        <draw:frame draw:name="Google Shape;97;p17" presentation:style-name="pr9" draw:text-style-name="P7" draw:layer="layout" svg:width="23.667cm" svg:height="1.59cm" svg:x="1.006cm" svg:y="0.554cm" presentation:class="title" presentation:user-transformed="true">
          <draw:text-box>
            <text:p text:style-name="P1"><text:span text:style-name="T3">Princípios</text:span></text:p>
          </draw:text-box>
        </draw:frame>
        <draw:frame draw:name="Google Shape;98;p17" presentation:style-name="pr10" draw:text-style-name="P10" draw:layer="layout" svg:width="21.172cm" svg:height="10.192cm" svg:x="2.254cm" svg:y="2.371cm" presentation:class="outline" presentation:user-transformed="true">
          <draw:text-box>
            <text:list text:style-name="L10">
              <text:list-item>
                <text:p text:style-name="P12"><text:span text:style-name="T6">A sigla SOLID é um acrônimo dos cinco princípios básicos do orientado objeto:</text:span></text:p>
              </text:list-item>
            </text:list>
            <text:p text:style-name="P15"><text:span text:style-name="T6"/></text:p>
            <text:list text:style-name="L12">
              <text:list-item>
                <text:list>
                  <text:list-item>
                    <text:p text:style-name="P16"><text:span text:style-name="T6">S: O “S” é de SRP (</text:span><text:span text:style-name="T7">S</text:span><text:span text:style-name="T6">igle Responsability Principle) Princípio de Responsabilidade Única, que afirma que uma classe deve possuir apenas um tipo de responsabilidade de atuação;</text:span></text:p>
                  </text:list-item>
                </text:list>
              </text:list-item>
            </text:list>
            <text:p text:style-name="P17"><text:span text:style-name="T6"/></text:p>
            <text:list text:continue-numbering="true" text:style-name="L12">
              <text:list-item>
                <text:list>
                  <text:list-item>
                    <text:p text:style-name="P16"><text:span text:style-name="T6">O: OCP (</text:span><text:span text:style-name="T7">O</text:span><text:span text:style-name="T6">pen Close Principle) Princípio Aberto-Fechado, que diz que entidades de software (classes, métodos, módulo, etc) devem estar abertas para extensão, mas fechadas para modificação;</text:span></text:p>
                  </text:list-item>
                </text:list>
              </text:list-item>
            </text:list>
            <text:p text:style-name="P17"><text:span text:style-name="T6"/></text:p>
            <text:p text:style-name="P14"><text:span text:style-name="T6"/></text:p>
            <text:p text:style-name="P14"><text:span text:style-name="T6"/></text:p>
            <text:p text:style-name="P14"><text:span text:style-name="T8"/></text:p>
          </draw:text-box>
        </draw:frame>
        <draw:g draw:name="Google Shape;99;p17">
          <draw:custom-shape draw:name="Google Shape;100;p17" draw:style-name="gr1" draw:text-style-name="P4" draw:layer="layout" svg:width="1.591cm" svg:height="1.766cm" svg:x="22.006cm" svg:y="0.955cm">
            <text:p text:style-name="P22"/>
            <draw:enhanced-geometry draw:mirror-horizontal="false" draw:mirror-vertical="false" drawooo:sub-view-size="13996 13995" draw:text-areas="0 0 ?f0 ?f1" svg:viewBox="0 0 0 0"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equation draw:name="f0" draw:formula="logwidth"/>
              <draw:equation draw:name="f1" draw:formula="logheight"/>
            </draw:enhanced-geometry>
          </draw:custom-shape>
          <draw:custom-shape draw:name="Google Shape;101;p17" draw:style-name="gr1" draw:text-style-name="P4" draw:layer="layout" svg:width="0.905cm" svg:height="1.004cm" svg:x="23.429cm" svg:y="1.862cm">
            <text:p text:style-name="P22"/>
            <draw:enhanced-geometry draw:mirror-horizontal="false" draw:mirror-vertical="false" drawooo:sub-view-size="7963 7963" draw:text-areas="0 0 ?f0 ?f1" svg:viewBox="0 0 0 0"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equation draw:name="f0" draw:formula="logwidth"/>
              <draw:equation draw:name="f1" draw:formula="logheight"/>
            </draw:enhanced-geometry>
          </draw:custom-shape>
        </draw:g>
        <presentation:notes draw:style-name="dp2">
          <draw:page-thumbnail draw:name="Google Shape;94;g3f62834248_1_11:notes" draw:style-name="gr3" draw:layer="layout" svg:width="16.932cm" svg:height="9.524cm" svg:x="1.059cm" svg:y="1.905cm" draw:page-number="5" presentation:class="page"/>
          <draw:frame draw:name="Google Shape;95;g3f62834248_1_11:notes" presentation:style-name="pr11" draw:text-style-name="P6" draw:layer="layout" svg:width="15.239cm" svg:height="11.429cm" svg:x="1.905cm" svg:y="12.065cm" presentation:class="notes" presentation:placeholder="true" presentation:user-transformed="true">
            <draw:text-box/>
          </draw:frame>
        </presentation:notes>
      </draw:page>
      <draw:page draw:name="Princípios" draw:style-name="dp3" draw:master-page-name="TITLE_5f_AND_5f_BODY" presentation:presentation-page-layout-name="AL1T1">
        <draw:frame draw:name="Google Shape;106;p18" presentation:style-name="pr9" draw:text-style-name="P7" draw:layer="layout" svg:width="23.667cm" svg:height="1.59cm" svg:x="0.866cm" svg:y="0.663cm" presentation:class="title" presentation:user-transformed="true">
          <draw:text-box>
            <text:p text:style-name="P1"><text:span text:style-name="T3">Princípios</text:span></text:p>
          </draw:text-box>
        </draw:frame>
        <draw:frame draw:name="Google Shape;107;p18" presentation:style-name="pr10" draw:text-style-name="P10" draw:layer="layout" svg:width="21.172cm" svg:height="10.192cm" svg:x="2.114cm" svg:y="2.867cm" presentation:class="outline" presentation:user-transformed="true">
          <draw:text-box>
            <text:list text:style-name="L10">
              <text:list-item>
                <text:p text:style-name="P12"><text:span text:style-name="T6">A sigla SOLID é um acrônimo dos cinco princípios básicos do orientado objeto:</text:span></text:p>
              </text:list-item>
            </text:list>
            <text:p text:style-name="P15"><text:span text:style-name="T6"/></text:p>
            <text:list text:style-name="L12">
              <text:list-item>
                <text:list>
                  <text:list-item>
                    <text:p text:style-name="P16"><text:span text:style-name="T6">L: é de LSP (</text:span><text:span text:style-name="T7">L</text:span><text:span text:style-name="T6">iskov substitution Principle), que de forma mais básica afirma que classes derivadas devem poder ser substituídas por suas classes base</text:span></text:p>
                  </text:list-item>
                </text:list>
              </text:list-item>
            </text:list>
            <text:p text:style-name="P17"><text:span text:style-name="T6"/></text:p>
            <text:list text:continue-numbering="true" text:style-name="L12">
              <text:list-item>
                <text:list>
                  <text:list-item>
                    <text:p text:style-name="P16"><text:span text:style-name="T6">I: ISP (</text:span><text:span text:style-name="T7">I</text:span><text:span text:style-name="T6">nterface segregation principle). O Princípio da Segregação da Interface trata da coesão de interfaces e diz que clientes não devem ser forçados a depender de métodos que não usam. </text:span></text:p>
                  </text:list-item>
                </text:list>
              </text:list-item>
            </text:list>
            <text:p text:style-name="P17"><text:span text:style-name="T6"/></text:p>
            <text:p text:style-name="P14"><text:span text:style-name="T9"/></text:p>
            <text:p text:style-name="P17"><text:span text:style-name="T9"/></text:p>
            <text:p text:style-name="P14"><text:span text:style-name="T6"/></text:p>
            <text:p text:style-name="P14"><text:span text:style-name="T6"/></text:p>
            <text:p text:style-name="P14"><text:span text:style-name="T8"/></text:p>
          </draw:text-box>
        </draw:frame>
        <draw:g draw:name="Google Shape;108;p18">
          <draw:custom-shape draw:name="Google Shape;109;p18" draw:style-name="gr1" draw:text-style-name="P4" draw:layer="layout" svg:width="1.591cm" svg:height="1.766cm" svg:x="22.006cm" svg:y="0.955cm">
            <text:p text:style-name="P22"/>
            <draw:enhanced-geometry draw:mirror-horizontal="false" draw:mirror-vertical="false" drawooo:sub-view-size="13996 13995" draw:text-areas="0 0 ?f0 ?f1" svg:viewBox="0 0 0 0"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equation draw:name="f0" draw:formula="logwidth"/>
              <draw:equation draw:name="f1" draw:formula="logheight"/>
            </draw:enhanced-geometry>
          </draw:custom-shape>
          <draw:custom-shape draw:name="Google Shape;110;p18" draw:style-name="gr1" draw:text-style-name="P4" draw:layer="layout" svg:width="0.905cm" svg:height="1.004cm" svg:x="23.429cm" svg:y="1.862cm">
            <text:p text:style-name="P22"/>
            <draw:enhanced-geometry draw:mirror-horizontal="false" draw:mirror-vertical="false" drawooo:sub-view-size="7963 7963" draw:text-areas="0 0 ?f0 ?f1" svg:viewBox="0 0 0 0"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equation draw:name="f0" draw:formula="logwidth"/>
              <draw:equation draw:name="f1" draw:formula="logheight"/>
            </draw:enhanced-geometry>
          </draw:custom-shape>
        </draw:g>
        <presentation:notes draw:style-name="dp2">
          <draw:page-thumbnail draw:name="Google Shape;103;g3f79bc2d6b_1_67:notes" draw:style-name="gr3" draw:layer="layout" svg:width="16.932cm" svg:height="9.524cm" svg:x="1.059cm" svg:y="1.905cm" draw:page-number="6" presentation:class="page"/>
          <draw:frame draw:name="Google Shape;104;g3f79bc2d6b_1_67:notes" presentation:style-name="pr12" draw:text-style-name="P6" draw:layer="layout" svg:width="15.239cm" svg:height="11.429cm" svg:x="1.905cm" svg:y="12.065cm" presentation:class="notes" presentation:placeholder="true" presentation:user-transformed="true">
            <draw:text-box/>
          </draw:frame>
        </presentation:notes>
      </draw:page>
      <draw:page draw:name="Princípios" draw:style-name="dp3" draw:master-page-name="TITLE_5f_AND_5f_BODY" presentation:presentation-page-layout-name="AL1T1">
        <draw:frame draw:name="Google Shape;115;p19" presentation:style-name="pr9" draw:text-style-name="P7" draw:layer="layout" svg:width="23.667cm" svg:height="1.59cm" svg:x="1.006cm" svg:y="0.554cm" presentation:class="title" presentation:user-transformed="true">
          <draw:text-box>
            <text:p text:style-name="P1"><text:span text:style-name="T3">Princípios</text:span></text:p>
          </draw:text-box>
        </draw:frame>
        <draw:frame draw:name="Google Shape;116;p19" presentation:style-name="pr10" draw:text-style-name="P10" draw:layer="layout" svg:width="21.172cm" svg:height="10.192cm" svg:x="2.254cm" svg:y="2.867cm" presentation:class="outline" presentation:user-transformed="true">
          <draw:text-box>
            <text:list text:style-name="L10">
              <text:list-item>
                <text:p text:style-name="P12"><text:span text:style-name="T6">A sigla SOLID é um acrônimo dos cinco princípios básicos do orientado objeto:</text:span></text:p>
              </text:list-item>
            </text:list>
            <text:p text:style-name="P15"><text:span text:style-name="T6"/></text:p>
            <text:list text:style-name="L12">
              <text:list-item>
                <text:list>
                  <text:list-item>
                    <text:p text:style-name="P16"><text:span text:style-name="T6">D: DIP(</text:span><text:span text:style-name="T7">D</text:span><text:span text:style-name="T6">ependency inversion principle). O Princípio da inversão da dependência afirma que deve-se depender de uma abstração em vez de uma implementação, para isso deve-se fazer com que módulos de alto nível não devem depender de módulos de baixo nível. Ambos devem depender de abstrações, e abstrações não devem depender de detalhes. Detalhes devem depender de abstrações.</text:span></text:p>
                  </text:list-item>
                </text:list>
              </text:list-item>
            </text:list>
            <text:p text:style-name="P17"><text:span text:style-name="T6"/></text:p>
            <text:p text:style-name="P14"><text:span text:style-name="T6"/></text:p>
            <text:p text:style-name="P17"><text:span text:style-name="T6"/></text:p>
            <text:p text:style-name="P14"><text:span text:style-name="T9"/></text:p>
            <text:p text:style-name="P17"><text:span text:style-name="T9"/></text:p>
            <text:p text:style-name="P14"><text:span text:style-name="T6"/></text:p>
            <text:p text:style-name="P14"><text:span text:style-name="T6"/></text:p>
            <text:p text:style-name="P14"><text:span text:style-name="T8"/></text:p>
          </draw:text-box>
        </draw:frame>
        <draw:g draw:name="Google Shape;117;p19">
          <draw:custom-shape draw:name="Google Shape;118;p19" draw:style-name="gr1" draw:text-style-name="P4" draw:layer="layout" svg:width="1.591cm" svg:height="1.766cm" svg:x="22.006cm" svg:y="0.955cm">
            <text:p text:style-name="P22"/>
            <draw:enhanced-geometry draw:mirror-horizontal="false" draw:mirror-vertical="false" drawooo:sub-view-size="13996 13995" draw:text-areas="0 0 ?f0 ?f1" svg:viewBox="0 0 0 0"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equation draw:name="f0" draw:formula="logwidth"/>
              <draw:equation draw:name="f1" draw:formula="logheight"/>
            </draw:enhanced-geometry>
          </draw:custom-shape>
          <draw:custom-shape draw:name="Google Shape;119;p19" draw:style-name="gr1" draw:text-style-name="P4" draw:layer="layout" svg:width="0.905cm" svg:height="1.004cm" svg:x="23.429cm" svg:y="1.862cm">
            <text:p text:style-name="P22"/>
            <draw:enhanced-geometry draw:mirror-horizontal="false" draw:mirror-vertical="false" drawooo:sub-view-size="7963 7963" draw:text-areas="0 0 ?f0 ?f1" svg:viewBox="0 0 0 0"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equation draw:name="f0" draw:formula="logwidth"/>
              <draw:equation draw:name="f1" draw:formula="logheight"/>
            </draw:enhanced-geometry>
          </draw:custom-shape>
        </draw:g>
        <presentation:notes draw:style-name="dp2">
          <draw:page-thumbnail draw:name="Google Shape;112;g3f79bc2d6b_1_80:notes" draw:style-name="gr3" draw:layer="layout" svg:width="16.932cm" svg:height="9.524cm" svg:x="1.059cm" svg:y="1.905cm" draw:page-number="7" presentation:class="page"/>
          <draw:frame draw:name="Google Shape;113;g3f79bc2d6b_1_80:notes" presentation:style-name="pr13" draw:text-style-name="P6" draw:layer="layout" svg:width="15.239cm" svg:height="11.429cm" svg:x="1.905cm" svg:y="12.065cm" presentation:class="notes" presentation:placeholder="true" presentation:user-transformed="true">
            <draw:text-box/>
          </draw:frame>
        </presentation:notes>
      </draw:page>
      <draw:page draw:name="Entradas para DOO" draw:style-name="dp3" draw:master-page-name="TITLE_5f_AND_5f_BODY" presentation:presentation-page-layout-name="AL1T1">
        <draw:frame draw:name="Google Shape;124;p20" presentation:style-name="pr9" draw:text-style-name="P7" draw:layer="layout" svg:width="23.667cm" svg:height="1.59cm" svg:x="1.006cm" svg:y="0.554cm" presentation:class="title" presentation:user-transformed="true">
          <draw:text-box>
            <text:p text:style-name="P1"><text:span text:style-name="T3">Entradas para DOO</text:span></text:p>
          </draw:text-box>
        </draw:frame>
        <draw:frame draw:name="Google Shape;125;p20" presentation:style-name="pr10" draw:text-style-name="P10" draw:layer="layout" svg:width="21.172cm" svg:height="10.192cm" svg:x="2.254cm" svg:y="2.867cm" presentation:class="outline" presentation:user-transformed="true">
          <draw:text-box>
            <text:p text:style-name="P18"><text:span text:style-name="T6">As entradas para o projeto orientado a objetos é fornecida pela saída da análise orientada a objetos</text:span></text:p>
            <text:p text:style-name="P18"><text:span text:style-name="T6">Alguns artefatos de entrada típicos para DOO são:</text:span><text:span text:style-name="T6"><text:line-break/></text:span><text:span text:style-name="T6"/></text:p>
            <text:list text:style-name="L13">
              <text:list-item>
                <text:p text:style-name="P19"><text:span text:style-name="T6">Modelo Conceitual</text:span></text:p>
              </text:list-item>
              <text:list-item>
                <text:p text:style-name="P20"><text:span text:style-name="T6">Casos de Uso </text:span></text:p>
              </text:list-item>
              <text:list-item>
                <text:p text:style-name="P20"><text:span text:style-name="T6">Diagrama de Sequência do Sistema </text:span></text:p>
              </text:list-item>
            </text:list>
          </draw:text-box>
        </draw:frame>
        <draw:custom-shape draw:name="Google Shape;126;p20" draw:style-name="gr1" draw:text-style-name="P4" draw:layer="layout" svg:width="2.15cm" svg:height="1.59cm" svg:x="22.524cm" svg:y="0.992cm">
          <text:p text:style-name="P22"/>
          <draw:enhanced-geometry draw:mirror-horizontal="false" draw:mirror-vertical="false" drawooo:sub-view-size="16072 16071" draw:text-areas="0 0 ?f0 ?f1" svg:viewBox="0 0 0 0" draw:type="ooxml-non-primitive" draw:enhanced-path="M 8036 0 L 7938 24 7792 98 7328 366 7059 537 6766 757 6448 977 6155 1246 5887 1514 5643 1807 5447 2100 5374 2247 5325 2418 5276 2564 5252 2711 5252 2858 5276 3029 5325 3175 5398 3322 5496 3468 5618 3615 5814 3761 6009 3859 6204 3957 6424 4005 6644 4054 6864 4152 7059 4250 7254 4421 7425 4616 7523 4836 7596 5080 7621 5373 7596 5569 7572 5788 7499 5984 7425 6179 7328 6374 7206 6570 7059 6741 6913 6912 6742 7058 6571 7205 6400 7303 6204 7425 6009 7498 5789 7571 5569 7596 5374 7620 5105 7596 4861 7522 4617 7425 4421 7254 4250 7058 4128 6839 4055 6619 3982 6399 3933 6204 3860 6008 3762 5813 3615 5617 3469 5495 3322 5398 3176 5324 3029 5275 2858 5251 2712 5251 2565 5275 2419 5324 2248 5373 2101 5446 1808 5642 1515 5886 1246 6155 978 6448 758 6765 538 7058 367 7327 99 7791 25 7938 1 8035 25 8231 74 8402 172 8597 294 8744 587 9012 880 9256 1417 9696 1906 10062 2101 10233 2297 10404 2419 10575 2541 10746 2590 10917 2590 11113 2541 11308 2443 11528 2272 11772 2004 12041 1833 12212 1637 12309 1417 12383 1222 12431 1002 12480 782 12578 587 12700 367 12871 196 13066 99 13286 25 13530 1 13799 25 14019 50 14239 123 14434 221 14654 318 14825 440 15020 563 15191 709 15362 880 15509 1051 15631 1246 15753 1442 15875 1637 15948 1857 16022 2052 16046 2272 16070 2541 16046 2785 15973 3005 15875 3200 15704 3371 15509 3493 15289 3567 15094 3615 14874 3689 14654 3762 14459 3860 14239 4031 14068 4299 13824 4544 13628 4763 13530 4959 13482 5154 13482 5325 13530 5496 13653 5667 13775 5838 13970 6009 14165 6375 14654 6815 15191 7059 15484 7328 15777 7474 15899 7670 15997 7841 16046 8036 16070 8134 16046 8280 15973 8744 15704 9013 15533 9306 15313 9623 15094 9917 14825 10185 14556 10429 14263 10625 13970 10698 13824 10747 13653 10796 13506 10820 13359 10820 13213 10796 13042 10747 12895 10674 12749 10576 12602 10454 12456 10258 12309 10063 12212 9868 12138 9648 12065 9428 12016 9208 11919 9013 11821 8818 11650 8647 11454 8549 11235 8476 10990 8451 10697 8476 10502 8500 10282 8573 10087 8647 9891 8744 9696 8866 9501 9013 9330 9159 9159 9330 9012 9501 8890 9672 8768 9868 8646 10063 8573 10283 8499 10503 8475 10698 8450 10967 8475 11211 8548 11455 8646 11651 8817 11822 9012 11944 9232 12017 9452 12090 9672 12139 9867 12212 10062 12310 10258 12457 10453 12603 10575 12750 10673 12896 10746 13043 10795 13214 10819 13360 10819 13507 10795 13653 10746 13824 10697 13971 10624 14264 10429 14557 10184 14826 9916 15094 9623 15314 9305 15534 9012 15705 8744 15973 8279 16047 8133 16071 8035 16047 7840 15998 7669 15900 7474 15778 7327 15485 7058 15192 6814 14655 6374 14166 6008 13971 5837 13775 5666 13653 5495 13531 5324 13482 5153 13482 4958 13531 4763 13629 4543 13800 4299 14068 4030 14239 3859 14435 3761 14655 3688 14850 3639 15070 3590 15290 3493 15485 3370 15705 3199 15876 3004 15973 2784 16047 2540 16071 2271 16047 2052 16022 1832 15949 1636 15851 1417 15754 1246 15632 1050 15509 879 15363 708 15192 562 15021 440 14826 318 14630 195 14435 122 14215 49 14020 24 13800 0 13531 24 13287 98 13067 195 12872 366 12701 562 12579 782 12505 977 12457 1197 12383 1417 12310 1612 12212 1832 12041 2003 11773 2271 11528 2442 11309 2540 11113 2589 10918 2589 10747 2540 10576 2418 10405 2296 10234 2100 10063 1905 9697 1417 9257 879 9013 586 8744 293 8598 171 8402 73 8231 24 8036 0 Z N">
            <draw:equation draw:name="f0" draw:formula="logwidth"/>
            <draw:equation draw:name="f1" draw:formula="logheight"/>
          </draw:enhanced-geometry>
        </draw:custom-shape>
        <presentation:notes draw:style-name="dp2">
          <draw:page-thumbnail draw:name="Google Shape;121;g45317b3ae5_1_5:notes" draw:style-name="gr3" draw:layer="layout" svg:width="16.932cm" svg:height="9.524cm" svg:x="1.059cm" svg:y="1.905cm" draw:page-number="8" presentation:class="page"/>
          <draw:frame draw:name="Google Shape;122;g45317b3ae5_1_5:notes" presentation:style-name="pr14" draw:text-style-name="P6" draw:layer="layout" svg:width="15.239cm" svg:height="11.429cm" svg:x="1.905cm" svg:y="12.065cm" presentation:class="notes" presentation:placeholder="true" presentation:user-transformed="true">
            <draw:text-box/>
          </draw:frame>
        </presentation:notes>
      </draw:page>
      <draw:page draw:name="Design do Sistema" draw:style-name="dp3" draw:master-page-name="TITLE_5f_AND_5f_BODY" presentation:presentation-page-layout-name="AL1T1">
        <draw:frame draw:name="Google Shape;131;p21" presentation:style-name="pr9" draw:text-style-name="P7" draw:layer="layout" svg:width="23.667cm" svg:height="1.59cm" svg:x="1.006cm" svg:y="0.554cm" presentation:class="title" presentation:user-transformed="true">
          <draw:text-box>
            <text:p text:style-name="P1"><text:span text:style-name="T10">Design do Sistema</text:span></text:p>
          </draw:text-box>
        </draw:frame>
        <draw:frame draw:name="Google Shape;132;p21" presentation:style-name="pr10" draw:text-style-name="P10" draw:layer="layout" svg:width="21.172cm" svg:height="10.192cm" svg:x="2.254cm" svg:y="2.867cm" presentation:class="outline" presentation:user-transformed="true">
          <draw:text-box>
            <text:list text:style-name="L10">
              <text:list-item>
                <text:p text:style-name="P12"><text:span text:style-name="T6">O DOO de um sistema envolve um contexto e o projeto da arquitetura do sistema.</text:span></text:p>
              </text:list-item>
            </text:list>
            <text:p text:style-name="P14"><text:span text:style-name="T6"/></text:p>
            <text:list text:continue-numbering="true" text:style-name="L10">
              <text:list-item>
                <text:p text:style-name="P14"><text:span text:style-name="T6">O contexto é subdividido em estático (visão do diagrama de pacotes UML) e dinâmico (visão dos casos de uso).</text:span></text:p>
              </text:list-item>
            </text:list>
            <text:p text:style-name="P14"><text:span text:style-name="T6"/></text:p>
            <text:list text:continue-numbering="true" text:style-name="L10">
              <text:list-item>
                <text:p text:style-name="P14"><text:span text:style-name="T6">O projeto da arquitetura baseia-se em princípios arquitetônicos e de domínio do software. Normalmente particiona-se o sistema em camadas.</text:span></text:p>
              </text:list-item>
            </text:list>
            <text:p text:style-name="P17"><text:span text:style-name="T6"/></text:p>
            <text:p text:style-name="P14"><text:span text:style-name="T6"/></text:p>
            <text:p text:style-name="P17"><text:span text:style-name="T6"/></text:p>
            <text:p text:style-name="P14"><text:span text:style-name="T9"/></text:p>
            <text:p text:style-name="P17"><text:span text:style-name="T9"/></text:p>
            <text:p text:style-name="P14"><text:span text:style-name="T6"/></text:p>
            <text:p text:style-name="P14"><text:span text:style-name="T6"/></text:p>
            <text:p text:style-name="P14"><text:span text:style-name="T8"/></text:p>
          </draw:text-box>
        </draw:frame>
        <draw:g draw:name="Google Shape;133;p21">
          <draw:custom-shape draw:name="Google Shape;134;p21" draw:style-name="gr1" draw:text-style-name="P4" draw:layer="layout" svg:width="1.86cm" svg:height="1.664cm" svg:x="22.222cm" svg:y="1.203cm">
            <text:p text:style-name="P22"/>
            <draw:enhanced-geometry draw:mirror-horizontal="false" draw:mirror-vertical="false" drawooo:sub-view-size="17732 17733" draw:text-areas="0 0 ?f0 ?f1" svg:viewBox="0 0 0 0"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Google Shape;135;p21" draw:style-name="gr1" draw:text-style-name="P4" draw:layer="layout" svg:width="0.307cm" svg:height="0.274cm" svg:x="22.334cm" svg:y="2.491cm">
            <text:p text:style-name="P22"/>
            <draw:enhanced-geometry draw:mirror-horizontal="false" draw:mirror-vertical="false" drawooo:sub-view-size="2932 2932" draw:text-areas="0 0 ?f0 ?f1" svg:viewBox="0 0 0 0"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Google Shape;136;p21" draw:style-name="gr1" draw:text-style-name="P4" draw:layer="layout" svg:width="0.196cm" svg:height="0.176cm" svg:x="22.573cm" svg:y="2.652cm">
            <text:p text:style-name="P22"/>
            <draw:enhanced-geometry draw:mirror-horizontal="false" draw:mirror-vertical="false" drawooo:sub-view-size="1881 1881" draw:text-areas="0 0 ?f0 ?f1" svg:viewBox="0 0 0 0"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Google Shape;137;p21" draw:style-name="gr1" draw:text-style-name="P4" draw:layer="layout" svg:width="0.196cm" svg:height="0.176cm" svg:x="22.265cm" svg:y="2.377cm">
            <text:p text:style-name="P22"/>
            <draw:enhanced-geometry draw:mirror-horizontal="false" draw:mirror-vertical="false" drawooo:sub-view-size="1882 1882" draw:text-areas="0 0 ?f0 ?f1" svg:viewBox="0 0 0 0"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presentation:notes draw:style-name="dp2">
          <draw:page-thumbnail draw:name="Google Shape;128;g452e190251_1_5:notes" draw:style-name="gr3" draw:layer="layout" svg:width="16.932cm" svg:height="9.524cm" svg:x="1.059cm" svg:y="1.905cm" draw:page-number="9" presentation:class="page"/>
          <draw:frame draw:name="Google Shape;129;g452e190251_1_5:notes" presentation:style-name="pr15" draw:text-style-name="P6" draw:layer="layout" svg:width="15.239cm" svg:height="11.429cm" svg:x="1.905cm" svg:y="12.065cm" presentation:class="notes" presentation:placeholder="true" presentation:user-transformed="true">
            <draw:text-box/>
          </draw:frame>
        </presentation:notes>
      </draw:page>
      <draw:page draw:name="Design do Sistema" draw:style-name="dp3" draw:master-page-name="TITLE_5f_AND_5f_BODY" presentation:presentation-page-layout-name="AL1T1">
        <draw:frame draw:name="Google Shape;142;p22" presentation:style-name="pr9" draw:text-style-name="P7" draw:layer="layout" svg:width="23.667cm" svg:height="1.59cm" svg:x="1.006cm" svg:y="0.554cm" presentation:class="title" presentation:user-transformed="true">
          <draw:text-box>
            <text:p text:style-name="P1"><text:span text:style-name="T10">Design do Sistema</text:span></text:p>
          </draw:text-box>
        </draw:frame>
        <draw:frame draw:name="Google Shape;143;p22" presentation:style-name="pr10" draw:text-style-name="P10" draw:layer="layout" svg:width="21.172cm" svg:height="10.192cm" svg:x="2.254cm" svg:y="2.867cm" presentation:class="outline" presentation:user-transformed="true">
          <draw:text-box>
            <text:list text:style-name="L14">
              <text:list-item>
                <text:p text:style-name="P12"><text:span text:style-name="T6">Etapas do Design do Sistema:</text:span></text:p>
              </text:list-item>
            </text:list>
            <text:p text:style-name="P14"><text:span text:style-name="T11"/></text:p>
            <text:list text:style-name="L10">
              <text:list-item>
                <text:p text:style-name="P14"><text:span text:style-name="T6">Decomposição Orientada a Objetos</text:span></text:p>
              </text:list-item>
            </text:list>
            <text:p text:style-name="P14"><text:span text:style-name="T11"/></text:p>
            <text:list text:continue-numbering="true" text:style-name="L10">
              <text:list-item>
                <text:p text:style-name="P14"><text:span text:style-name="T6">Identificar Concorrência</text:span></text:p>
              </text:list-item>
            </text:list>
            <text:p text:style-name="P14"><text:span text:style-name="T11"/></text:p>
            <text:list text:continue-numbering="true" text:style-name="L10">
              <text:list-item>
                <text:p text:style-name="P14"><text:span text:style-name="T6">Identificar Padrões</text:span></text:p>
              </text:list-item>
            </text:list>
            <text:p text:style-name="P14"><text:span text:style-name="T11"/></text:p>
            <text:list text:continue-numbering="true" text:style-name="L10">
              <text:list-item>
                <text:p text:style-name="P14"><text:span text:style-name="T6">Controlar Eventos</text:span></text:p>
              </text:list-item>
            </text:list>
            <text:p text:style-name="P14"><text:span text:style-name="T11"/></text:p>
            <text:list text:continue-numbering="true" text:style-name="L10">
              <text:list-item>
                <text:p text:style-name="P14"><text:span text:style-name="T6">Gerenciar Condições de Fronteira</text:span></text:p>
              </text:list-item>
            </text:list>
            <text:p text:style-name="P14"><text:span text:style-name="T6"/></text:p>
            <text:p text:style-name="P17"><text:span text:style-name="T6"/></text:p>
            <text:p text:style-name="P14"><text:span text:style-name="T9"/></text:p>
            <text:p text:style-name="P17"><text:span text:style-name="T9"/></text:p>
            <text:p text:style-name="P14"><text:span text:style-name="T6"/></text:p>
            <text:p text:style-name="P14"><text:span text:style-name="T6"/></text:p>
            <text:p text:style-name="P14"><text:span text:style-name="T8"/></text:p>
          </draw:text-box>
        </draw:frame>
        <draw:g draw:name="Google Shape;144;p22">
          <draw:custom-shape draw:name="Google Shape;145;p22" draw:style-name="gr1" draw:text-style-name="P4" draw:layer="layout" svg:width="1.86cm" svg:height="1.664cm" svg:x="22.222cm" svg:y="1.203cm">
            <text:p text:style-name="P22"/>
            <draw:enhanced-geometry draw:mirror-horizontal="false" draw:mirror-vertical="false" drawooo:sub-view-size="17732 17733" draw:text-areas="0 0 ?f0 ?f1" svg:viewBox="0 0 0 0"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Google Shape;146;p22" draw:style-name="gr1" draw:text-style-name="P4" draw:layer="layout" svg:width="0.307cm" svg:height="0.274cm" svg:x="22.334cm" svg:y="2.491cm">
            <text:p text:style-name="P22"/>
            <draw:enhanced-geometry draw:mirror-horizontal="false" draw:mirror-vertical="false" drawooo:sub-view-size="2932 2932" draw:text-areas="0 0 ?f0 ?f1" svg:viewBox="0 0 0 0"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Google Shape;147;p22" draw:style-name="gr1" draw:text-style-name="P4" draw:layer="layout" svg:width="0.196cm" svg:height="0.176cm" svg:x="22.573cm" svg:y="2.652cm">
            <text:p text:style-name="P22"/>
            <draw:enhanced-geometry draw:mirror-horizontal="false" draw:mirror-vertical="false" drawooo:sub-view-size="1881 1881" draw:text-areas="0 0 ?f0 ?f1" svg:viewBox="0 0 0 0"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Google Shape;148;p22" draw:style-name="gr1" draw:text-style-name="P4" draw:layer="layout" svg:width="0.196cm" svg:height="0.176cm" svg:x="22.265cm" svg:y="2.377cm">
            <text:p text:style-name="P22"/>
            <draw:enhanced-geometry draw:mirror-horizontal="false" draw:mirror-vertical="false" drawooo:sub-view-size="1882 1882" draw:text-areas="0 0 ?f0 ?f1" svg:viewBox="0 0 0 0"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presentation:notes draw:style-name="dp2">
          <draw:page-thumbnail draw:name="Google Shape;139;g452e190251_4_10:notes" draw:style-name="gr3" draw:layer="layout" svg:width="16.932cm" svg:height="9.524cm" svg:x="1.059cm" svg:y="1.905cm" draw:page-number="10" presentation:class="page"/>
          <draw:frame draw:name="Google Shape;140;g452e190251_4_10:notes" presentation:style-name="pr16" draw:text-style-name="P6" draw:layer="layout" svg:width="15.239cm" svg:height="11.429cm" svg:x="1.905cm" svg:y="12.065cm" presentation:class="notes" presentation:placeholder="true" presentation:user-transformed="true">
            <draw:text-box/>
          </draw:frame>
        </presentation:notes>
      </draw:page>
      <draw:page draw:name="Design do Objeto" draw:style-name="dp3" draw:master-page-name="TITLE_5f_AND_5f_BODY" presentation:presentation-page-layout-name="AL1T1">
        <draw:frame draw:name="Google Shape;153;p23" presentation:style-name="pr9" draw:text-style-name="P7" draw:layer="layout" svg:width="23.667cm" svg:height="1.59cm" svg:x="1.006cm" svg:y="0.554cm" presentation:class="title" presentation:user-transformed="true">
          <draw:text-box>
            <text:p text:style-name="P1"><text:span text:style-name="T10">Design do Objeto</text:span></text:p>
          </draw:text-box>
        </draw:frame>
        <draw:frame draw:name="Google Shape;154;p23" presentation:style-name="pr10" draw:text-style-name="P10" draw:layer="layout" svg:width="21.172cm" svg:height="10.192cm" svg:x="2.254cm" svg:y="2.867cm" presentation:class="outline" presentation:user-transformed="true">
          <draw:text-box>
            <text:list text:style-name="L10">
              <text:list-item>
                <text:p text:style-name="P12"><text:span text:style-name="T6">Após a hierarquia de subsistemas ter sido desenvolvida, os objetos no sistema são identificados e seus detalhes são projetados</text:span></text:p>
              </text:list-item>
            </text:list>
            <text:p text:style-name="P14"><text:span text:style-name="T6"/></text:p>
            <text:list text:continue-numbering="true" text:style-name="L10">
              <text:list-item>
                <text:p text:style-name="P14"><text:span text:style-name="T6">A ênfase muda de conceitos de domínio do software para conceitos computacionais.</text:span></text:p>
              </text:list-item>
            </text:list>
            <text:p text:style-name="P17"><text:span text:style-name="T6"/></text:p>
            <text:p text:style-name="P14"><text:span text:style-name="T6"/></text:p>
            <text:p text:style-name="P17"><text:span text:style-name="T6"/></text:p>
            <text:p text:style-name="P14"><text:span text:style-name="T9"/></text:p>
            <text:p text:style-name="P17"><text:span text:style-name="T9"/></text:p>
            <text:p text:style-name="P14"><text:span text:style-name="T6"/></text:p>
            <text:p text:style-name="P14"><text:span text:style-name="T6"/></text:p>
            <text:p text:style-name="P14"><text:span text:style-name="T8"/></text:p>
          </draw:text-box>
        </draw:frame>
        <draw:g draw:name="Google Shape;155;p23">
          <draw:custom-shape draw:name="Google Shape;156;p23" draw:style-name="gr1" draw:text-style-name="P4" draw:layer="layout" svg:width="1.86cm" svg:height="1.664cm" svg:x="22.222cm" svg:y="1.203cm">
            <text:p text:style-name="P22"/>
            <draw:enhanced-geometry draw:mirror-horizontal="false" draw:mirror-vertical="false" drawooo:sub-view-size="17732 17733" draw:text-areas="0 0 ?f0 ?f1" svg:viewBox="0 0 0 0"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Google Shape;157;p23" draw:style-name="gr1" draw:text-style-name="P4" draw:layer="layout" svg:width="0.307cm" svg:height="0.274cm" svg:x="22.334cm" svg:y="2.491cm">
            <text:p text:style-name="P22"/>
            <draw:enhanced-geometry draw:mirror-horizontal="false" draw:mirror-vertical="false" drawooo:sub-view-size="2932 2932" draw:text-areas="0 0 ?f0 ?f1" svg:viewBox="0 0 0 0"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Google Shape;158;p23" draw:style-name="gr1" draw:text-style-name="P4" draw:layer="layout" svg:width="0.196cm" svg:height="0.176cm" svg:x="22.573cm" svg:y="2.652cm">
            <text:p text:style-name="P22"/>
            <draw:enhanced-geometry draw:mirror-horizontal="false" draw:mirror-vertical="false" drawooo:sub-view-size="1881 1881" draw:text-areas="0 0 ?f0 ?f1" svg:viewBox="0 0 0 0"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Google Shape;159;p23" draw:style-name="gr1" draw:text-style-name="P4" draw:layer="layout" svg:width="0.196cm" svg:height="0.176cm" svg:x="22.265cm" svg:y="2.377cm">
            <text:p text:style-name="P22"/>
            <draw:enhanced-geometry draw:mirror-horizontal="false" draw:mirror-vertical="false" drawooo:sub-view-size="1882 1882" draw:text-areas="0 0 ?f0 ?f1" svg:viewBox="0 0 0 0"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presentation:notes draw:style-name="dp2">
          <draw:page-thumbnail draw:name="Google Shape;150;g45317b3ae5_0_0:notes" draw:style-name="gr3" draw:layer="layout" svg:width="16.932cm" svg:height="9.524cm" svg:x="1.059cm" svg:y="1.905cm" draw:page-number="11" presentation:class="page"/>
          <draw:frame draw:name="Google Shape;151;g45317b3ae5_0_0:notes" presentation:style-name="pr17" draw:text-style-name="P6" draw:layer="layout" svg:width="15.239cm" svg:height="11.429cm" svg:x="1.905cm" svg:y="12.065cm" presentation:class="notes" presentation:placeholder="true" presentation:user-transformed="true">
            <draw:text-box/>
          </draw:frame>
        </presentation:notes>
      </draw:page>
      <draw:page draw:name="Design do Objeto" draw:style-name="dp3" draw:master-page-name="TITLE_5f_AND_5f_BODY" presentation:presentation-page-layout-name="AL1T1">
        <draw:frame draw:name="Google Shape;164;p24" presentation:style-name="pr9" draw:text-style-name="P7" draw:layer="layout" svg:width="23.667cm" svg:height="1.59cm" svg:x="1.006cm" svg:y="0.554cm" presentation:class="title" presentation:user-transformed="true">
          <draw:text-box>
            <text:p text:style-name="P1"><text:span text:style-name="T10">Design do Objeto</text:span></text:p>
          </draw:text-box>
        </draw:frame>
        <draw:frame draw:name="Google Shape;165;p24" presentation:style-name="pr10" draw:text-style-name="P10" draw:layer="layout" svg:width="21.172cm" svg:height="10.192cm" svg:x="2.254cm" svg:y="2.867cm" presentation:class="outline" presentation:user-transformed="true">
          <draw:text-box>
            <text:list text:style-name="L14">
              <text:list-item>
                <text:p text:style-name="P12"><text:span text:style-name="T6">Etapas do Design do Objeto:</text:span></text:p>
              </text:list-item>
            </text:list>
            <text:p text:style-name="P14"><text:span text:style-name="T11"/></text:p>
            <text:list text:style-name="L10">
              <text:list-item>
                <text:p text:style-name="P14"><text:span text:style-name="T6">Identificação do Objeto</text:span></text:p>
              </text:list-item>
            </text:list>
            <text:p text:style-name="P14"><text:span text:style-name="T11"/></text:p>
            <text:list text:continue-numbering="true" text:style-name="L10">
              <text:list-item>
                <text:p text:style-name="P14"><text:span text:style-name="T6">Representação do Objeto</text:span></text:p>
              </text:list-item>
            </text:list>
            <text:p text:style-name="P14"><text:span text:style-name="T11"/></text:p>
            <text:list text:continue-numbering="true" text:style-name="L10">
              <text:list-item>
                <text:p text:style-name="P14"><text:span text:style-name="T6">Classificação das Operações</text:span></text:p>
              </text:list-item>
            </text:list>
            <text:p text:style-name="P14"><text:span text:style-name="T11"/></text:p>
            <text:list text:continue-numbering="true" text:style-name="L10">
              <text:list-item>
                <text:p text:style-name="P14"><text:span text:style-name="T6">Design do Algoritmo</text:span></text:p>
              </text:list-item>
            </text:list>
            <text:p text:style-name="P14"><text:span text:style-name="T11"/></text:p>
            <text:list text:continue-numbering="true" text:style-name="L10">
              <text:list-item>
                <text:p text:style-name="P14"><text:span text:style-name="T6">Design dos Relacionamentos</text:span></text:p>
              </text:list-item>
            </text:list>
            <text:p text:style-name="P14"><text:span text:style-name="T6"/></text:p>
            <text:p text:style-name="P17"><text:span text:style-name="T6"/></text:p>
            <text:p text:style-name="P14"><text:span text:style-name="T9"/></text:p>
            <text:p text:style-name="P17"><text:span text:style-name="T9"/></text:p>
            <text:p text:style-name="P14"><text:span text:style-name="T6"/></text:p>
            <text:p text:style-name="P14"><text:span text:style-name="T6"/></text:p>
            <text:p text:style-name="P14"><text:span text:style-name="T8"/></text:p>
          </draw:text-box>
        </draw:frame>
        <draw:g draw:name="Google Shape;166;p24">
          <draw:custom-shape draw:name="Google Shape;167;p24" draw:style-name="gr1" draw:text-style-name="P4" draw:layer="layout" svg:width="1.86cm" svg:height="1.664cm" svg:x="22.222cm" svg:y="1.203cm">
            <text:p text:style-name="P22"/>
            <draw:enhanced-geometry draw:mirror-horizontal="false" draw:mirror-vertical="false" drawooo:sub-view-size="17732 17733" draw:text-areas="0 0 ?f0 ?f1" svg:viewBox="0 0 0 0"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Google Shape;168;p24" draw:style-name="gr1" draw:text-style-name="P4" draw:layer="layout" svg:width="0.307cm" svg:height="0.274cm" svg:x="22.334cm" svg:y="2.491cm">
            <text:p text:style-name="P22"/>
            <draw:enhanced-geometry draw:mirror-horizontal="false" draw:mirror-vertical="false" drawooo:sub-view-size="2932 2932" draw:text-areas="0 0 ?f0 ?f1" svg:viewBox="0 0 0 0"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Google Shape;169;p24" draw:style-name="gr1" draw:text-style-name="P4" draw:layer="layout" svg:width="0.196cm" svg:height="0.176cm" svg:x="22.573cm" svg:y="2.652cm">
            <text:p text:style-name="P22"/>
            <draw:enhanced-geometry draw:mirror-horizontal="false" draw:mirror-vertical="false" drawooo:sub-view-size="1881 1881" draw:text-areas="0 0 ?f0 ?f1" svg:viewBox="0 0 0 0"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Google Shape;170;p24" draw:style-name="gr1" draw:text-style-name="P4" draw:layer="layout" svg:width="0.196cm" svg:height="0.176cm" svg:x="22.265cm" svg:y="2.377cm">
            <text:p text:style-name="P22"/>
            <draw:enhanced-geometry draw:mirror-horizontal="false" draw:mirror-vertical="false" drawooo:sub-view-size="1882 1882" draw:text-areas="0 0 ?f0 ?f1" svg:viewBox="0 0 0 0"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presentation:notes draw:style-name="dp2">
          <draw:page-thumbnail draw:name="Google Shape;161;g45317b3ae5_0_10:notes" draw:style-name="gr3" draw:layer="layout" svg:width="16.932cm" svg:height="9.524cm" svg:x="1.059cm" svg:y="1.905cm" draw:page-number="12" presentation:class="page"/>
          <draw:frame draw:name="Google Shape;162;g45317b3ae5_0_10:notes" presentation:style-name="pr18" draw:text-style-name="P6" draw:layer="layout" svg:width="15.239cm" svg:height="11.429cm" svg:x="1.905cm" svg:y="12.065cm" presentation:class="notes" presentation:placeholder="true" presentation:user-transformed="true">
            <draw:text-box/>
          </draw:frame>
        </presentation:notes>
      </draw:page>
      <draw:page draw:name="Otimização do Design" draw:style-name="dp3" draw:master-page-name="TITLE_5f_AND_5f_BODY" presentation:presentation-page-layout-name="AL1T1">
        <draw:frame draw:name="Google Shape;175;p25" presentation:style-name="pr9" draw:text-style-name="P7" draw:layer="layout" svg:width="23.667cm" svg:height="1.59cm" svg:x="1.006cm" svg:y="0.554cm" presentation:class="title" presentation:user-transformed="true">
          <draw:text-box>
            <text:p text:style-name="P1"><text:span text:style-name="T10">Otimização do Design</text:span></text:p>
          </draw:text-box>
        </draw:frame>
        <draw:frame draw:name="Google Shape;176;p25" presentation:style-name="pr10" draw:text-style-name="P10" draw:layer="layout" svg:width="21.172cm" svg:height="10.192cm" svg:x="2.254cm" svg:y="2.867cm" presentation:class="outline" presentation:user-transformed="true">
          <draw:text-box>
            <text:list text:style-name="L10">
              <text:list-item>
                <text:p text:style-name="P12"><text:span text:style-name="T6">Após o design ser feito e antes de sua implementação</text:span></text:p>
              </text:list-item>
            </text:list>
            <text:p text:style-name="P15"><text:span text:style-name="T6"/></text:p>
            <text:list text:continue-numbering="true" text:style-name="L10">
              <text:list-item>
                <text:p text:style-name="P14"><text:span text:style-name="T6">Tem como foco, minimizar o custo no desenvolvimento.</text:span></text:p>
              </text:list-item>
            </text:list>
            <text:p text:style-name="P15"><text:span text:style-name="T6"/></text:p>
            <text:list text:continue-numbering="true" text:style-name="L10">
              <text:list-item>
                <text:p text:style-name="P14"><text:span text:style-name="T6">Excesso na otimização deve ser evitado. O projetista deve buscar um equilíbrio entre otimização e compreensibilidade.</text:span></text:p>
              </text:list-item>
            </text:list>
            <text:p text:style-name="P17"><text:span text:style-name="T6"/></text:p>
            <text:p text:style-name="P14"><text:span text:style-name="T6"/></text:p>
            <text:p text:style-name="P17"><text:span text:style-name="T6"/></text:p>
            <text:p text:style-name="P14"><text:span text:style-name="T9"/></text:p>
            <text:p text:style-name="P17"><text:span text:style-name="T9"/></text:p>
            <text:p text:style-name="P14"><text:span text:style-name="T6"/></text:p>
            <text:p text:style-name="P14"><text:span text:style-name="T6"/></text:p>
            <text:p text:style-name="P14"><text:span text:style-name="T8"/></text:p>
          </draw:text-box>
        </draw:frame>
        <draw:g draw:name="Google Shape;177;p25">
          <draw:custom-shape draw:name="Google Shape;178;p25" draw:style-name="gr1" draw:text-style-name="P4" draw:layer="layout" svg:width="1.86cm" svg:height="1.664cm" svg:x="22.222cm" svg:y="1.203cm">
            <text:p text:style-name="P22"/>
            <draw:enhanced-geometry draw:mirror-horizontal="false" draw:mirror-vertical="false" drawooo:sub-view-size="17732 17733" draw:text-areas="0 0 ?f0 ?f1" svg:viewBox="0 0 0 0"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Google Shape;179;p25" draw:style-name="gr1" draw:text-style-name="P4" draw:layer="layout" svg:width="0.307cm" svg:height="0.274cm" svg:x="22.334cm" svg:y="2.491cm">
            <text:p text:style-name="P22"/>
            <draw:enhanced-geometry draw:mirror-horizontal="false" draw:mirror-vertical="false" drawooo:sub-view-size="2932 2932" draw:text-areas="0 0 ?f0 ?f1" svg:viewBox="0 0 0 0"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Google Shape;180;p25" draw:style-name="gr1" draw:text-style-name="P4" draw:layer="layout" svg:width="0.196cm" svg:height="0.176cm" svg:x="22.573cm" svg:y="2.652cm">
            <text:p text:style-name="P22"/>
            <draw:enhanced-geometry draw:mirror-horizontal="false" draw:mirror-vertical="false" drawooo:sub-view-size="1881 1881" draw:text-areas="0 0 ?f0 ?f1" svg:viewBox="0 0 0 0"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Google Shape;181;p25" draw:style-name="gr1" draw:text-style-name="P4" draw:layer="layout" svg:width="0.196cm" svg:height="0.176cm" svg:x="22.265cm" svg:y="2.377cm">
            <text:p text:style-name="P22"/>
            <draw:enhanced-geometry draw:mirror-horizontal="false" draw:mirror-vertical="false" drawooo:sub-view-size="1882 1882" draw:text-areas="0 0 ?f0 ?f1" svg:viewBox="0 0 0 0"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presentation:notes draw:style-name="dp2">
          <draw:page-thumbnail draw:name="Google Shape;172;g452e190251_4_0:notes" draw:style-name="gr3" draw:layer="layout" svg:width="16.932cm" svg:height="9.524cm" svg:x="1.059cm" svg:y="1.905cm" draw:page-number="13" presentation:class="page"/>
          <draw:frame draw:name="Google Shape;173;g452e190251_4_0:notes" presentation:style-name="pr19" draw:text-style-name="P6" draw:layer="layout" svg:width="15.239cm" svg:height="11.429cm" svg:x="1.905cm" svg:y="12.065cm" presentation:class="notes" presentation:placeholder="true" presentation:user-transformed="true">
            <draw:text-box/>
          </draw:frame>
        </presentation:notes>
      </draw:page>
      <draw:page draw:name="Técnicas de otimização" draw:style-name="dp3" draw:master-page-name="TITLE_5f_AND_5f_BODY" presentation:presentation-page-layout-name="AL1T1">
        <draw:frame draw:name="Google Shape;186;p26" presentation:style-name="pr9" draw:text-style-name="P7" draw:layer="layout" svg:width="23.667cm" svg:height="1.59cm" svg:x="1.006cm" svg:y="0.554cm" presentation:class="title" presentation:user-transformed="true">
          <draw:text-box>
            <text:p text:style-name="P1"><text:span text:style-name="T10">Técnicas de otimização</text:span></text:p>
          </draw:text-box>
        </draw:frame>
        <draw:frame draw:name="Google Shape;187;p26" presentation:style-name="pr10" draw:text-style-name="P10" draw:layer="layout" svg:width="21.172cm" svg:height="10.192cm" svg:x="2.254cm" svg:y="2.867cm" presentation:class="outline" presentation:user-transformed="true">
          <draw:text-box>
            <text:list text:style-name="L14">
              <text:list-item>
                <text:p text:style-name="P12"><text:span text:style-name="T6">Adição de associações redundantes nos modelos</text:span></text:p>
              </text:list-item>
            </text:list>
            <text:p text:style-name="P21"><text:span text:style-name="T6"/></text:p>
            <text:list text:continue-numbering="true" text:style-name="L14">
              <text:list-item>
                <text:p text:style-name="P14"><text:span text:style-name="T6">Omissão de associações não utilizáveis</text:span></text:p>
              </text:list-item>
            </text:list>
            <text:p text:style-name="P21"><text:span text:style-name="T6"/></text:p>
            <text:list text:continue-numbering="true" text:style-name="L14">
              <text:list-item>
                <text:p text:style-name="P14"><text:span text:style-name="T6">Otimização de algoritmos</text:span></text:p>
              </text:list-item>
            </text:list>
            <text:list text:style-name="L15">
              <text:list-item>
                <text:list>
                  <text:list-item>
                    <text:p text:style-name="P22"><text:span text:style-name="T6">Rearranjo das tarefas computacionais;</text:span></text:p>
                  </text:list-item>
                  <text:list-item>
                    <text:p text:style-name="P22"><text:span text:style-name="T6">Reversão da ordem de execução dos laços definidos no modelo funcional.</text:span></text:p>
                  </text:list-item>
                </text:list>
              </text:list-item>
            </text:list>
            <text:p text:style-name="P21"><text:span text:style-name="T6"/></text:p>
            <text:list text:style-name="L17">
              <text:list-item>
                <text:p text:style-name="P14"><text:span text:style-name="T6">Salvar e armazenar atributos derivados.</text:span><text:span text:style-name="T6"><text:line-break/></text:span><text:span text:style-name="T6"/></text:p>
              </text:list-item>
            </text:list>
            <text:p text:style-name="P14"><text:span text:style-name="T6"/></text:p>
            <text:p text:style-name="P21"><text:span text:style-name="T6"/></text:p>
            <text:p text:style-name="P14"><text:span text:style-name="T6"/></text:p>
            <text:p text:style-name="P17"><text:span text:style-name="T6"/></text:p>
            <text:p text:style-name="P14"><text:span text:style-name="T9"/></text:p>
            <text:p text:style-name="P17"><text:span text:style-name="T9"/></text:p>
            <text:p text:style-name="P14"><text:span text:style-name="T6"/></text:p>
            <text:p text:style-name="P14"><text:span text:style-name="T6"/></text:p>
            <text:p text:style-name="P14"><text:span text:style-name="T8"/></text:p>
          </draw:text-box>
        </draw:frame>
        <draw:g draw:name="Google Shape;188;p26">
          <draw:custom-shape draw:name="Google Shape;189;p26" draw:style-name="gr1" draw:text-style-name="P4" draw:layer="layout" svg:width="1.86cm" svg:height="1.664cm" svg:x="22.222cm" svg:y="1.203cm">
            <text:p text:style-name="P22"/>
            <draw:enhanced-geometry draw:mirror-horizontal="false" draw:mirror-vertical="false" drawooo:sub-view-size="17732 17733" draw:text-areas="0 0 ?f0 ?f1" svg:viewBox="0 0 0 0"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Google Shape;190;p26" draw:style-name="gr1" draw:text-style-name="P4" draw:layer="layout" svg:width="0.307cm" svg:height="0.274cm" svg:x="22.334cm" svg:y="2.491cm">
            <text:p text:style-name="P22"/>
            <draw:enhanced-geometry draw:mirror-horizontal="false" draw:mirror-vertical="false" drawooo:sub-view-size="2932 2932" draw:text-areas="0 0 ?f0 ?f1" svg:viewBox="0 0 0 0"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Google Shape;191;p26" draw:style-name="gr1" draw:text-style-name="P4" draw:layer="layout" svg:width="0.196cm" svg:height="0.176cm" svg:x="22.573cm" svg:y="2.652cm">
            <text:p text:style-name="P22"/>
            <draw:enhanced-geometry draw:mirror-horizontal="false" draw:mirror-vertical="false" drawooo:sub-view-size="1881 1881" draw:text-areas="0 0 ?f0 ?f1" svg:viewBox="0 0 0 0"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Google Shape;192;p26" draw:style-name="gr1" draw:text-style-name="P4" draw:layer="layout" svg:width="0.196cm" svg:height="0.176cm" svg:x="22.265cm" svg:y="2.377cm">
            <text:p text:style-name="P22"/>
            <draw:enhanced-geometry draw:mirror-horizontal="false" draw:mirror-vertical="false" drawooo:sub-view-size="1882 1882" draw:text-areas="0 0 ?f0 ?f1" svg:viewBox="0 0 0 0"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presentation:notes draw:style-name="dp2">
          <draw:page-thumbnail draw:name="Google Shape;183;g452e190251_1_18:notes" draw:style-name="gr3" draw:layer="layout" svg:width="16.932cm" svg:height="9.524cm" svg:x="1.059cm" svg:y="1.905cm" draw:page-number="14" presentation:class="page"/>
          <draw:frame draw:name="Google Shape;184;g452e190251_1_18:notes" presentation:style-name="pr20" draw:text-style-name="P6" draw:layer="layout" svg:width="15.239cm" svg:height="11.429cm" svg:x="1.905cm" svg:y="12.065cm" presentation:class="notes" presentation:placeholder="true" presentation:user-transformed="true">
            <draw:text-box/>
          </draw:frame>
        </presentation:notes>
      </draw:page>
      <draw:page draw:name="Documentação" draw:style-name="dp3" draw:master-page-name="TITLE_5f_AND_5f_BODY" presentation:presentation-page-layout-name="AL1T1">
        <draw:frame draw:name="Google Shape;197;p27" presentation:style-name="pr9" draw:text-style-name="P7" draw:layer="layout" svg:width="23.667cm" svg:height="1.59cm" svg:x="1.006cm" svg:y="0.554cm" presentation:class="title" presentation:user-transformed="true">
          <draw:text-box>
            <text:p text:style-name="P1"><text:span text:style-name="T3">Documentação</text:span></text:p>
          </draw:text-box>
        </draw:frame>
        <draw:frame draw:name="Google Shape;198;p27" presentation:style-name="pr10" draw:text-style-name="P10" draw:layer="layout" svg:width="21.172cm" svg:height="10.192cm" svg:x="2.254cm" svg:y="2.867cm" presentation:class="outline" presentation:user-transformed="true">
          <draw:text-box>
            <text:list text:style-name="L13">
              <text:list-item>
                <text:p text:style-name="P12"><text:span text:style-name="T6">Áreas de uso:</text:span></text:p>
              </text:list-item>
            </text:list>
            <text:list text:style-name="L19">
              <text:list-item>
                <text:list>
                  <text:list-item>
                    <text:p text:style-name="P23"><text:span text:style-name="T6">Design de software desenvolvido por um grupo de desenvolvedores;</text:span></text:p>
                  </text:list-item>
                  <text:list-item>
                    <text:p text:style-name="P23"><text:span text:style-name="T6">Estratégias de desenvolvimento de software interativas;</text:span></text:p>
                  </text:list-item>
                  <text:list-item>
                    <text:p text:style-name="P23"><text:span text:style-name="T6">Desenvolvimento de versões subsequentes de um software;</text:span></text:p>
                  </text:list-item>
                  <text:list-item>
                    <text:p text:style-name="P23"><text:span text:style-name="T6">Encontrar condições e áreas de teste;</text:span></text:p>
                  </text:list-item>
                  <text:list-item>
                    <text:p text:style-name="P23"><text:span text:style-name="T6">Manutenção de software.</text:span><text:span text:style-name="T6"><text:line-break/></text:span><text:span text:style-name="T6"/></text:p>
                  </text:list-item>
                </text:list>
              </text:list-item>
            </text:list>
            <text:p text:style-name="P17"><text:span text:style-name="T6"/></text:p>
            <text:p text:style-name="P14"><text:span text:style-name="T6"/></text:p>
            <text:p text:style-name="P17"><text:span text:style-name="T6"/></text:p>
            <text:p text:style-name="P14"><text:span text:style-name="T9"/></text:p>
            <text:p text:style-name="P17"><text:span text:style-name="T9"/></text:p>
            <text:p text:style-name="P14"><text:span text:style-name="T6"/></text:p>
            <text:p text:style-name="P14"><text:span text:style-name="T6"/></text:p>
            <text:p text:style-name="P14"><text:span text:style-name="T8"/></text:p>
          </draw:text-box>
        </draw:frame>
        <draw:g draw:name="Google Shape;199;p27">
          <draw:custom-shape draw:name="Google Shape;200;p27" draw:style-name="gr1" draw:text-style-name="P4" draw:layer="layout" svg:width="1.633cm" svg:height="1.623cm" svg:x="22.292cm" svg:y="1.244cm">
            <text:p text:style-name="P22"/>
            <draw:enhanced-geometry draw:mirror-horizontal="false" draw:mirror-vertical="false" drawooo:sub-view-size="15143 18563" draw:text-areas="0 0 ?f0 ?f1" svg:viewBox="0 0 0 0"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equation draw:name="f0" draw:formula="logwidth"/>
              <draw:equation draw:name="f1" draw:formula="logheight"/>
            </draw:enhanced-geometry>
          </draw:custom-shape>
          <draw:custom-shape draw:name="Google Shape;201;p27" draw:style-name="gr1" draw:text-style-name="P4" draw:layer="layout" svg:width="1.633cm" svg:height="1.623cm" svg:x="22.45cm" svg:y="1.109cm">
            <text:p text:style-name="P22"/>
            <draw:enhanced-geometry draw:mirror-horizontal="false" draw:mirror-vertical="false" drawooo:sub-view-size="15143 18562" draw:text-areas="0 0 ?f0 ?f1" svg:viewBox="0 0 0 0"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equation draw:name="f0" draw:formula="logwidth"/>
              <draw:equation draw:name="f1" draw:formula="logheight"/>
            </draw:enhanced-geometry>
          </draw:custom-shape>
          <draw:custom-shape draw:name="Google Shape;202;p27" draw:style-name="gr1" draw:text-style-name="P4" draw:layer="layout" svg:width="0.363cm" svg:height="0.294cm" svg:x="23.72cm" svg:y="1.109cm">
            <text:p text:style-name="P22"/>
            <draw:enhanced-geometry draw:mirror-horizontal="false" draw:mirror-vertical="false" drawooo:sub-view-size="3371 3371" draw:text-areas="0 0 ?f0 ?f1" svg:viewBox="0 0 0 0" draw:type="ooxml-non-primitive" draw:enhanced-path="M 0 0 L 0 2589 0 2736 49 2882 122 3029 220 3126 342 3224 464 3297 611 3346 782 3371 3371 3371 0 0 Z N">
              <draw:equation draw:name="f0" draw:formula="logwidth"/>
              <draw:equation draw:name="f1" draw:formula="logheight"/>
            </draw:enhanced-geometry>
          </draw:custom-shape>
        </draw:g>
        <presentation:notes draw:style-name="dp2">
          <draw:page-thumbnail draw:name="Google Shape;194;g452e190251_1_28:notes" draw:style-name="gr3" draw:layer="layout" svg:width="16.932cm" svg:height="9.524cm" svg:x="1.059cm" svg:y="1.905cm" draw:page-number="15" presentation:class="page"/>
          <draw:frame draw:name="Google Shape;195;g452e190251_1_28:notes" presentation:style-name="pr21" draw:text-style-name="P6" draw:layer="layout" svg:width="15.239cm" svg:height="11.429cm" svg:x="1.905cm" svg:y="12.065cm" presentation:class="notes" presentation:placeholder="true" presentation:user-transformed="true">
            <draw:text-box/>
          </draw:frame>
        </presentation:notes>
      </draw:page>
      <draw:page draw:name="Documentação" draw:style-name="dp3" draw:master-page-name="TITLE_5f_AND_5f_BODY" presentation:presentation-page-layout-name="AL1T1">
        <draw:frame draw:name="Google Shape;207;p28" presentation:style-name="pr9" draw:text-style-name="P7" draw:layer="layout" svg:width="23.667cm" svg:height="1.59cm" svg:x="1.006cm" svg:y="0.554cm" presentation:class="title" presentation:user-transformed="true">
          <draw:text-box>
            <text:p text:style-name="P1"><text:span text:style-name="T3">Documentação</text:span></text:p>
          </draw:text-box>
        </draw:frame>
        <draw:frame draw:name="Google Shape;208;p28" presentation:style-name="pr10" draw:text-style-name="P10" draw:layer="layout" svg:width="21.172cm" svg:height="10.192cm" svg:x="2.254cm" svg:y="2.867cm" presentation:class="outline" presentation:user-transformed="true">
          <draw:text-box>
            <text:list text:style-name="L14">
              <text:list-item>
                <text:p text:style-name="P12"><text:span text:style-name="T6">Conteúdo</text:span></text:p>
              </text:list-item>
            </text:list>
            <text:list text:style-name="L21">
              <text:list-item>
                <text:list>
                  <text:list-item>
                    <text:p text:style-name="P23"><text:span text:style-name="T6">Arquitetura do sistema em alto nível;</text:span></text:p>
                  </text:list-item>
                  <text:list-item>
                    <text:p text:style-name="P23"><text:span text:style-name="T6">Abstrações e mecanismos-chave;</text:span></text:p>
                  </text:list-item>
                  <text:list-item>
                    <text:p text:style-name="P23"><text:span text:style-name="T6">Ilustrações do comportamento dos aspectos principais do software.</text:span></text:p>
                  </text:list-item>
                </text:list>
              </text:list-item>
            </text:list>
            <text:p text:style-name="P14"><text:span text:style-name="T6"/></text:p>
            <text:list text:continue-numbering="true" text:style-name="L21">
              <text:list-item>
                <text:p text:style-name="P14"><text:span text:style-name="T6">Características</text:span></text:p>
                <text:list>
                  <text:list-item>
                    <text:p text:style-name="P22"><text:span text:style-name="T6">Concisa, consistente e completa;</text:span></text:p>
                  </text:list-item>
                  <text:list-item>
                    <text:p text:style-name="P22"><text:span text:style-name="T6">Sem ambiguidades;</text:span></text:p>
                  </text:list-item>
                  <text:list-item>
                    <text:p text:style-name="P22"><text:span text:style-name="T6">Relacionável às especificações de requisitos;</text:span></text:p>
                  </text:list-item>
                  <text:list-item>
                    <text:p text:style-name="P22"><text:span text:style-name="T6">Bem estruturada;</text:span></text:p>
                  </text:list-item>
                  <text:list-item>
                    <text:p text:style-name="P22"><text:span text:style-name="T6">Mais diagramática e menos descritiva.</text:span><text:span text:style-name="T6"><text:line-break/></text:span><text:span text:style-name="T6"/></text:p>
                  </text:list-item>
                </text:list>
              </text:list-item>
            </text:list>
            <text:p text:style-name="P17"><text:span text:style-name="T6"/></text:p>
            <text:p text:style-name="P14"><text:span text:style-name="T6"/></text:p>
            <text:p text:style-name="P17"><text:span text:style-name="T6"/></text:p>
            <text:p text:style-name="P14"><text:span text:style-name="T9"/></text:p>
            <text:p text:style-name="P17"><text:span text:style-name="T9"/></text:p>
            <text:p text:style-name="P14"><text:span text:style-name="T6"/></text:p>
            <text:p text:style-name="P14"><text:span text:style-name="T6"/></text:p>
            <text:p text:style-name="P14"><text:span text:style-name="T8"/></text:p>
          </draw:text-box>
        </draw:frame>
        <draw:g draw:name="Google Shape;209;p28">
          <draw:custom-shape draw:name="Google Shape;210;p28" draw:style-name="gr1" draw:text-style-name="P4" draw:layer="layout" svg:width="1.633cm" svg:height="1.623cm" svg:x="22.292cm" svg:y="1.244cm">
            <text:p text:style-name="P22"/>
            <draw:enhanced-geometry draw:mirror-horizontal="false" draw:mirror-vertical="false" drawooo:sub-view-size="15143 18563" draw:text-areas="0 0 ?f0 ?f1" svg:viewBox="0 0 0 0"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equation draw:name="f0" draw:formula="logwidth"/>
              <draw:equation draw:name="f1" draw:formula="logheight"/>
            </draw:enhanced-geometry>
          </draw:custom-shape>
          <draw:custom-shape draw:name="Google Shape;211;p28" draw:style-name="gr1" draw:text-style-name="P4" draw:layer="layout" svg:width="1.633cm" svg:height="1.623cm" svg:x="22.45cm" svg:y="1.109cm">
            <text:p text:style-name="P22"/>
            <draw:enhanced-geometry draw:mirror-horizontal="false" draw:mirror-vertical="false" drawooo:sub-view-size="15143 18562" draw:text-areas="0 0 ?f0 ?f1" svg:viewBox="0 0 0 0"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equation draw:name="f0" draw:formula="logwidth"/>
              <draw:equation draw:name="f1" draw:formula="logheight"/>
            </draw:enhanced-geometry>
          </draw:custom-shape>
          <draw:custom-shape draw:name="Google Shape;212;p28" draw:style-name="gr1" draw:text-style-name="P4" draw:layer="layout" svg:width="0.363cm" svg:height="0.294cm" svg:x="23.72cm" svg:y="1.109cm">
            <text:p text:style-name="P22"/>
            <draw:enhanced-geometry draw:mirror-horizontal="false" draw:mirror-vertical="false" drawooo:sub-view-size="3371 3371" draw:text-areas="0 0 ?f0 ?f1" svg:viewBox="0 0 0 0" draw:type="ooxml-non-primitive" draw:enhanced-path="M 0 0 L 0 2589 0 2736 49 2882 122 3029 220 3126 342 3224 464 3297 611 3346 782 3371 3371 3371 0 0 Z N">
              <draw:equation draw:name="f0" draw:formula="logwidth"/>
              <draw:equation draw:name="f1" draw:formula="logheight"/>
            </draw:enhanced-geometry>
          </draw:custom-shape>
        </draw:g>
        <presentation:notes draw:style-name="dp2">
          <draw:page-thumbnail draw:name="Google Shape;204;g452e190251_1_40:notes" draw:style-name="gr3" draw:layer="layout" svg:width="16.932cm" svg:height="9.524cm" svg:x="1.059cm" svg:y="1.905cm" draw:page-number="16" presentation:class="page"/>
          <draw:frame draw:name="Google Shape;205;g452e190251_1_40:notes" presentation:style-name="pr22" draw:text-style-name="P6" draw:layer="layout" svg:width="15.239cm" svg:height="11.429cm" svg:x="1.905cm" svg:y="12.065cm" presentation:class="notes" presentation:placeholder="true" presentation:user-transformed="true">
            <draw:text-box/>
          </draw:frame>
        </presentation:notes>
      </draw:page>
      <draw:page draw:name="Saídas do DOO" draw:style-name="dp3" draw:master-page-name="TITLE_5f_AND_5f_BODY" presentation:presentation-page-layout-name="AL1T1">
        <draw:frame draw:name="Google Shape;217;p29" presentation:style-name="pr9" draw:text-style-name="P7" draw:layer="layout" svg:width="23.667cm" svg:height="1.59cm" svg:x="1.006cm" svg:y="0.554cm" presentation:class="title" presentation:user-transformed="true">
          <draw:text-box>
            <text:p text:style-name="P1"><text:span text:style-name="T3">Saídas do DOO</text:span></text:p>
          </draw:text-box>
        </draw:frame>
        <draw:frame draw:name="Google Shape;218;p29" presentation:style-name="pr10" draw:text-style-name="P10" draw:layer="layout" svg:width="21.172cm" svg:height="10.192cm" svg:x="2.254cm" svg:y="2.867cm" presentation:class="outline" presentation:user-transformed="true">
          <draw:text-box>
            <text:list text:style-name="L14">
              <text:list-item>
                <text:p text:style-name="P24"><text:span text:style-name="T6">Diagrama de Sequência: </text:span></text:p>
              </text:list-item>
            </text:list>
            <text:list text:style-name="L21">
              <text:list-item>
                <text:list>
                  <text:list-item>
                    <text:p text:style-name="P8"><text:span text:style-name="T6">Representando a sequência de processos num programa de computador.</text:span></text:p>
                  </text:list-item>
                  <text:list-item>
                    <text:p text:style-name="P8"><text:span text:style-name="T6"><text:s/></text:span><text:span text:style-name="T6">Representa as mensagens trocadas entre processos ou objetos de uma forma simples e lógica.</text:span></text:p>
                  </text:list-item>
                </text:list>
              </text:list-item>
              <text:list-item>
                <text:p text:style-name="P8"><text:span text:style-name="T6">Diagrama de Classes: </text:span></text:p>
                <text:list>
                  <text:list-item>
                    <text:p text:style-name="P8"><text:span text:style-name="T6">Descreve a estrutura de um sistema, mostrando as classes do sistema, seus atributos e os relacionamentos entre as classes. </text:span></text:p>
                  </text:list-item>
                  <text:list-item>
                    <text:p text:style-name="P8"><text:span text:style-name="T6">É usado para modelagem conceitual geral da sistemática da aplicação e para modelagem detalhada.</text:span></text:p>
                  </text:list-item>
                </text:list>
              </text:list-item>
            </text:list>
            <text:p text:style-name="P18"><text:span text:style-name="T8"/></text:p>
          </draw:text-box>
        </draw:frame>
        <draw:g draw:name="Google Shape;219;p29">
          <draw:custom-shape draw:name="Google Shape;220;p29" draw:style-name="gr1" draw:text-style-name="P4" draw:layer="layout" svg:width="1.932cm" svg:height="1.851cm" svg:x="22.305cm" svg:y="0.899cm">
            <text:p text:style-name="P22"/>
            <draw:enhanced-geometry draw:mirror-horizontal="false" draw:mirror-vertical="false" drawooo:sub-view-size="15119 15118" draw:text-areas="0 0 ?f0 ?f1" svg:viewBox="0 0 0 0" draw:type="ooxml-non-primitive" draw:enhanced-path="M 7181 0 L 6790 49 6424 98 6058 147 5691 244 5325 342 4983 464 4641 586 4299 733 3982 904 3664 1099 3347 1295 3053 1490 2760 1734 2492 1954 2223 2223 1979 2467 1735 2760 1515 3029 1295 3322 1100 3639 929 3957 758 4274 611 4616 465 4958 343 5300 245 5666 172 6033 98 6399 49 6790 25 7156 1 7547 25 7938 49 8328 98 8695 172 9085 245 9452 343 9794 465 10160 611 10502 758 10820 929 11161 1100 11479 1295 11772 1515 12065 1735 12358 1979 12627 2223 12895 2492 13140 2760 13384 3053 13604 3347 13824 3664 14019 3982 14190 4299 14361 4641 14507 4983 14654 5325 14776 5691 14874 6058 14947 6424 15020 6790 15069 7181 15094 7572 15118 7963 15094 8329 15069 8720 15020 9086 14947 9452 14874 9819 14776 10161 14654 10503 14507 10844 14361 11162 14190 11479 14019 11797 13824 12090 13604 12383 13384 12652 13140 12920 12895 13165 12627 13409 12358 13629 12065 13824 11772 14019 11479 14215 11161 14386 10820 14532 10502 14654 10160 14777 9794 14899 9452 14972 9085 15045 8695 15094 8328 15118 7938 15118 7547 15094 6936 15021 6326 14899 5740 14728 5178 14532 4616 14288 4079 13995 3590 13653 3102 13458 3053 12163 4347 12383 4689 12578 5056 12749 5446 12896 5837 13018 6252 13091 6668 13165 7107 13165 7547 13140 8133 13067 8695 12920 9208 12725 9745 12505 10233 12212 10673 11895 11113 11528 11503 11138 11870 10698 12187 10234 12480 9745 12725 9233 12895 8695 13042 8133 13140 7572 13164 6986 13140 6448 13042 5911 12895 5398 12725 4910 12480 4446 12187 4006 11870 3615 11503 3249 11113 2931 10673 2638 10233 2418 9745 2223 9208 2077 8695 2003 8133 1954 7547 2003 6985 2077 6423 2223 5886 2418 5373 2638 4885 2931 4421 3249 4005 3615 3590 4006 3224 4446 2906 4910 2638 5398 2394 5911 2198 6448 2076 6986 1978 7572 1954 8011 1978 8451 2027 8866 2100 9281 2223 9672 2369 10063 2540 10429 2735 10771 2955 11943 1807 11846 1343 11382 1026 10893 782 10380 537 9843 342 9306 195 8744 98 8158 25 7572 0 Z N">
              <draw:equation draw:name="f0" draw:formula="logwidth"/>
              <draw:equation draw:name="f1" draw:formula="logheight"/>
            </draw:enhanced-geometry>
          </draw:custom-shape>
          <draw:custom-shape draw:name="Google Shape;221;p29" draw:style-name="gr1" draw:text-style-name="P4" draw:layer="layout" svg:width="0.932cm" svg:height="0.894cm" svg:x="22.804cm" svg:y="1.377cm">
            <text:p text:style-name="P22"/>
            <draw:enhanced-geometry draw:mirror-horizontal="false" draw:mirror-vertical="false" drawooo:sub-view-size="7303 7304" draw:text-areas="0 0 ?f0 ?f1" svg:viewBox="0 0 0 0" draw:type="ooxml-non-primitive" draw:enhanced-path="M 3664 1 L 3297 25 2931 74 2565 147 2247 294 1930 440 1612 611 1344 831 1075 1075 831 1320 635 1613 440 1906 293 2223 171 2565 74 2907 25 3273 0 3640 25 4031 74 4373 171 4739 293 5081 440 5398 635 5691 831 5960 1075 6229 1344 6473 1612 6668 1930 6864 2247 7010 2565 7132 2931 7230 3297 7279 3664 7303 4030 7279 4396 7230 4738 7132 5080 7010 5398 6864 5691 6668 5984 6473 6253 6229 6472 5960 6692 5691 6863 5398 7034 5081 7156 4739 7230 4373 7303 4031 7303 3640 7303 3396 7278 3176 7254 2932 7181 2712 7132 2492 7034 2272 6839 1857 5325 3347 5349 3640 5349 3811 5325 3982 5276 4153 5227 4299 5154 4446 5080 4592 4983 4739 4860 4861 4738 4959 4616 5056 4470 5154 4323 5203 4177 5276 4006 5301 3835 5349 3493 5349 3322 5301 3151 5276 3004 5203 2858 5154 2711 5056 2589 4959 2467 4861 2345 4739 2247 4592 2174 4446 2101 4299 2027 4153 2003 3982 1979 3811 1954 3640 1979 3469 2003 3298 2027 3151 2101 2980 2174 2834 2247 2687 2345 2565 2467 2443 2589 2345 2711 2248 2858 2150 3004 2077 3151 2028 3322 1979 3493 1955 3664 1955 3957 1979 5447 465 5056 269 4836 196 4616 123 4372 74 4152 25 3908 1 Z N">
              <draw:equation draw:name="f0" draw:formula="logwidth"/>
              <draw:equation draw:name="f1" draw:formula="logheight"/>
            </draw:enhanced-geometry>
          </draw:custom-shape>
          <draw:custom-shape draw:name="Google Shape;222;p29" draw:style-name="gr1" draw:text-style-name="P4" draw:layer="layout" svg:width="0.383cm" svg:height="0.346cm" svg:x="22.358cm" svg:y="2.52cm">
            <text:p text:style-name="P22"/>
            <draw:enhanced-geometry draw:mirror-horizontal="false" draw:mirror-vertical="false" drawooo:sub-view-size="3005 2834" draw:text-areas="0 0 ?f0 ?f1" svg:viewBox="0 0 0 0" draw:type="ooxml-non-primitive" draw:enhanced-path="M 1466 0 L 294 1173 172 1319 74 1490 25 1661 1 1857 25 2052 74 2223 172 2394 294 2540 440 2663 611 2760 807 2809 978 2833 1173 2809 1344 2760 1515 2663 1686 2540 2858 1368 3005 1197 2590 928 2199 635 1808 342 1466 0 Z N">
              <draw:equation draw:name="f0" draw:formula="logwidth"/>
              <draw:equation draw:name="f1" draw:formula="logheight"/>
            </draw:enhanced-geometry>
          </draw:custom-shape>
          <draw:custom-shape draw:name="Google Shape;223;p29" draw:style-name="gr1" draw:text-style-name="P4" draw:layer="layout" svg:width="0.38cm" svg:height="0.346cm" svg:x="23.803cm" svg:y="2.52cm">
            <text:p text:style-name="P22"/>
            <draw:enhanced-geometry draw:mirror-horizontal="false" draw:mirror-vertical="false" drawooo:sub-view-size="2981 2834" draw:text-areas="0 0 ?f0 ?f1" svg:viewBox="0 0 0 0" draw:type="ooxml-non-primitive" draw:enhanced-path="M 1539 0 L 1173 342 807 635 416 928 1 1197 123 1368 1319 2540 1466 2663 1637 2760 1832 2809 2003 2833 2199 2809 2370 2760 2541 2663 2712 2540 2834 2394 2931 2223 2980 2052 2980 1857 2980 1661 2931 1490 2834 1319 2712 1173 1539 0 Z N">
              <draw:equation draw:name="f0" draw:formula="logwidth"/>
              <draw:equation draw:name="f1" draw:formula="logheight"/>
            </draw:enhanced-geometry>
          </draw:custom-shape>
          <draw:custom-shape draw:name="Google Shape;224;p29" draw:style-name="gr1" draw:text-style-name="P4" draw:layer="layout" svg:width="1.285cm" svg:height="1.253cm" svg:x="23.21cm" svg:y="0.63cm">
            <text:p text:style-name="P22"/>
            <draw:enhanced-geometry draw:mirror-horizontal="false" draw:mirror-vertical="false" drawooo:sub-view-size="10063 10234" draw:text-areas="0 0 ?f0 ?f1" svg:viewBox="0 0 0 0" draw:type="ooxml-non-primitive" draw:enhanced-path="M 7352 0 L 7254 24 7181 73 7083 147 5447 1758 5373 1856 5300 1978 5227 2125 5178 2247 5154 2393 5129 2540 5129 2687 5129 2809 5349 3981 5398 4152 147 9403 74 9476 25 9574 0 9672 0 9745 0 9843 25 9940 74 10013 147 10087 220 10160 293 10209 391 10233 586 10233 660 10209 757 10160 831 10087 6204 4738 7254 4909 7376 4933 7523 4933 7645 4909 7791 4860 7938 4811 8060 4763 8182 4689 8280 4592 9916 2955 9989 2882 10038 2784 10063 2711 10038 2613 10014 2564 9940 2491 9843 2442 9745 2418 8695 2223 9721 1197 9794 1123 9843 1026 9867 953 9867 855 9867 757 9843 659 9794 586 9721 513 9647 440 9574 391 9476 366 9281 366 9208 391 9110 440 9037 513 7889 1661 7840 1490 7620 318 7596 195 7547 98 7498 49 7425 0 Z N">
              <draw:equation draw:name="f0" draw:formula="logwidth"/>
              <draw:equation draw:name="f1" draw:formula="logheight"/>
            </draw:enhanced-geometry>
          </draw:custom-shape>
        </draw:g>
        <presentation:notes draw:style-name="dp2">
          <draw:page-thumbnail draw:name="Google Shape;214;g45317b3ae5_1_31:notes" draw:style-name="gr3" draw:layer="layout" svg:width="16.932cm" svg:height="9.524cm" svg:x="1.059cm" svg:y="1.905cm" draw:page-number="17" presentation:class="page"/>
          <draw:frame draw:name="Google Shape;215;g45317b3ae5_1_31:notes" presentation:style-name="pr23" draw:text-style-name="P6" draw:layer="layout" svg:width="15.239cm" svg:height="11.429cm" svg:x="1.905cm" svg:y="12.065cm" presentation:class="notes" presentation:placeholder="true" presentation:user-transformed="true">
            <draw:text-box/>
          </draw:frame>
        </presentation:notes>
      </draw:page>
      <draw:page draw:name="Conclusão" draw:style-name="dp3" draw:master-page-name="TITLE_5f_AND_5f_BODY" presentation:presentation-page-layout-name="AL1T1">
        <draw:frame draw:name="Google Shape;229;p30" presentation:style-name="pr9" draw:text-style-name="P7" draw:layer="layout" svg:width="23.667cm" svg:height="1.59cm" svg:x="1.006cm" svg:y="0.554cm" presentation:class="title" presentation:user-transformed="true">
          <draw:text-box>
            <text:p text:style-name="P1"><text:span text:style-name="T3">Conclusão</text:span></text:p>
          </draw:text-box>
        </draw:frame>
        <draw:frame draw:name="Google Shape;230;p30" presentation:style-name="pr10" draw:text-style-name="P10" draw:layer="layout" svg:width="21.172cm" svg:height="10.192cm" svg:x="2.254cm" svg:y="2.867cm" presentation:class="outline" presentation:user-transformed="true">
          <draw:text-box>
            <text:p text:style-name="P18"><text:span text:style-name="T7">Por quê DOO?</text:span></text:p>
            <text:p text:style-name="P25"><text:span text:style-name="T6">Sempre que iniciasse o desenvolvimento de um software, busca-se a resolver algum problema ou uma situação do mundo real. Por conta disso, a missão de representar essa solução de forma a ser entendida por um computador se torna complexa e onerosa. Porém, o mercado sempre busca representar estes cenários da forma mais detalhada e próxima da realidade possível. Sendo assim, faz-se necessária a utilização de métodos que facilitem esta representação. O Design Orientado a Objetos tem como base conceitos como abstração, encapsulamento, decomposição, generalização e composição, onde todos estes conceitos contribuem para uma melhor representação dos cenários da vida real.</text:span></text:p>
            <text:p text:style-name="P26"><text:span text:style-name="T6"/></text:p>
            <text:p text:style-name="P18"><text:span text:style-name="T8"/></text:p>
          </draw:text-box>
        </draw:frame>
        <draw:g draw:name="Google Shape;231;p30">
          <draw:custom-shape draw:name="Google Shape;232;p30" draw:style-name="gr1" draw:text-style-name="P4" draw:layer="layout" svg:width="1.088cm" svg:height="0.65cm" svg:x="23.038cm" svg:y="2.362cm">
            <text:p text:style-name="P22"/>
            <draw:enhanced-geometry draw:mirror-horizontal="false" draw:mirror-vertical="false" drawooo:sub-view-size="8500 5081" draw:text-areas="0 0 ?f0 ?f1" svg:viewBox="0 0 0 0" draw:type="ooxml-non-primitive" draw:enhanced-path="M 3175 1 L 3175 2834 2614 2956 2076 3102 1588 3298 1148 3493 782 3713 611 3859 464 3982 318 4128 196 4275 74 4421 0 4592 171 4665 416 4739 782 4836 1344 4910 2101 5007 3053 5056 4250 5081 5447 5056 6399 5007 7156 4910 7718 4836 8084 4739 8329 4665 8500 4592 8426 4421 8304 4275 8182 4128 8036 3982 7889 3859 7718 3713 7352 3493 6912 3298 6424 3102 5886 2956 5325 2834 5325 1 5032 49 4763 98 4250 123 3737 98 3469 49 3175 1 Z N">
              <draw:equation draw:name="f0" draw:formula="logwidth"/>
              <draw:equation draw:name="f1" draw:formula="logheight"/>
            </draw:enhanced-geometry>
          </draw:custom-shape>
          <draw:custom-shape draw:name="Google Shape;233;p30" draw:style-name="gr1" draw:text-style-name="P4" draw:layer="layout" svg:width="2.183cm" svg:height="1.51cm" svg:x="22.491cm" svg:y="0.803cm">
            <text:p text:style-name="P22"/>
            <draw:enhanced-geometry draw:mirror-horizontal="false" draw:mirror-vertical="false" drawooo:sub-view-size="17048 11798" draw:text-areas="0 0 ?f0 ?f1" svg:viewBox="0 0 0 0" draw:type="ooxml-non-primitive" draw:enhanced-path="M 8524 2956 L 8573 2981 8622 3054 9086 4128 9135 4202 9208 4275 9306 4324 9403 4348 10576 4470 10649 4495 10698 4519 10673 4592 10624 4641 9745 5423 9696 5496 9648 5594 9623 5691 9623 5789 9892 6961 9892 7035 9867 7084 9818 7084 9745 7059 8719 6473 8622 6424 8426 6424 8329 6473 7303 7059 7230 7084 7181 7084 7156 7035 7156 6961 7425 5789 7425 5691 7401 5594 7352 5496 7303 5423 6424 4641 6375 4592 6350 4519 6399 4495 6473 4470 7645 4348 7743 4324 7840 4275 7913 4202 7962 4128 8426 3054 8475 2981 8524 2956 Z M 15973 2150 L 15973 2516 15924 2932 15875 3371 15802 3835 15704 4299 15558 4788 15411 5252 15216 5740 14996 6204 14752 6620 14459 7035 14141 7426 13799 7767 13604 7914 13409 8061 13213 8183 12993 8305 12774 8402 12529 8476 12529 8476 12823 7767 13042 7059 13262 6351 13433 5618 13555 4837 13677 4031 13751 3127 13799 2150 Z M 3249 2150 L 3298 3127 3371 4031 3493 4837 3615 5618 3786 6351 4006 7059 4226 7767 4519 8476 4274 8402 4055 8305 3835 8183 3639 8061 3444 7914 3249 7767 2907 7426 2589 7035 2296 6620 2052 6204 1832 5740 1637 5252 1490 4788 1344 4299 1246 3835 1173 3371 1124 2932 1075 2516 1075 2150 Z M 3737 1 L 3639 25 3542 50 3444 99 3371 147 3322 221 3249 294 3224 392 3200 489 3224 1076 1075 1076 855 1100 660 1149 489 1246 318 1393 196 1540 98 1735 25 1930 0 2150 25 2614 49 3078 98 3518 171 3957 269 4348 367 4739 489 5130 635 5496 782 5838 928 6156 1099 6473 1295 6766 1466 7059 1661 7328 2076 7816 2516 8256 2931 8622 3346 8940 3762 9184 4152 9379 4519 9526 4836 9624 5105 9672 5422 10136 5764 10576 5935 10747 6131 10918 6326 11089 6546 11236 6766 11358 6985 11480 7230 11577 7474 11651 7718 11724 7987 11773 8255 11797 8793 11797 9061 11773 9330 11724 9574 11651 9818 11577 10063 11480 10283 11358 10502 11236 10722 11089 10918 10918 11113 10747 11284 10576 11626 10136 11943 9672 12212 9624 12529 9550 12896 9404 13287 9208 13702 8964 14117 8647 14557 8280 14972 7865 15387 7377 15582 7108 15753 6815 15949 6522 16120 6204 16266 5887 16413 5521 16559 5179 16681 4788 16779 4397 16877 3982 16950 3542 16999 3103 17023 2614 17048 2150 17023 1930 16950 1735 16852 1540 16730 1393 16559 1246 16388 1149 16193 1100 15973 1076 13824 1076 13848 489 13824 392 13799 294 13726 221 13677 147 13604 99 13506 50 13409 25 13311 1 Z N">
              <draw:equation draw:name="f0" draw:formula="logwidth"/>
              <draw:equation draw:name="f1" draw:formula="logheight"/>
            </draw:enhanced-geometry>
          </draw:custom-shape>
        </draw:g>
        <presentation:notes draw:style-name="dp2">
          <draw:page-thumbnail draw:name="Google Shape;226;g45317b3ae5_1_51:notes" draw:style-name="gr3" draw:layer="layout" svg:width="16.932cm" svg:height="9.524cm" svg:x="1.059cm" svg:y="1.905cm" draw:page-number="18" presentation:class="page"/>
          <draw:frame draw:name="Google Shape;227;g45317b3ae5_1_51:notes" presentation:style-name="pr24"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aleway ExtraBold" svg:font-family="'Raleway ExtraBold'"/>
    <style:font-face style:name="Raleway Light" svg:font-family="'Raleway Light'"/>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stroke-dash draw:name="Dashed_20__28_var_29__20_4" draw:display-name="Dashed (var) 4" draw:style="rect" draw:dots1="1" draw:dots1-length="0.053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2-background" style:display-name="TITLE_2-background" style:family="presentation">
      <style:graphic-properties draw:stroke="none" draw:fill="solid" draw:fill-color="#ffffff"/>
      <style:text-properties style:letter-kerning="true"/>
    </style:style>
    <style:style style:name="TITLE_5f_2-backgroundobjects" style:display-name="TITLE_2-backgroundobjects" style:family="presentation">
      <style:graphic-properties draw:textarea-horizontal-align="justify" draw:shadow="hidden" draw:shadow-offset-x="0.2cm" draw:shadow-offset-y="0.2cm" draw:shadow-color="#808080"/>
      <style:text-properties style:letter-kerning="true"/>
    </style:style>
    <style:style style:name="TITLE_5f_2-notes" style:display-name="TITLE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2-outline1" style:display-name="TITLE_2-outline1" style:family="presentation">
      <style:graphic-properties draw:stroke="none" draw:fill="none" draw:auto-grow-height="false" draw:fit-to-size="shrink-to-fit" style:shrink-to-fit="true">
        <text:list-style style:name="TITLE_5f_2-outline1" style:display-name="TITLE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2-outline2" style:display-name="TITLE_2-outline2" style:family="presentation" style:parent-style-name="TITLE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outline3" style:display-name="TITLE_2-outline3" style:family="presentation" style:parent-style-name="TITLE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outline4" style:display-name="TITLE_2-outline4" style:family="presentation" style:parent-style-name="TITLE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2-outline5" style:display-name="TITLE_2-outline5" style:family="presentation" style:parent-style-name="TITLE_5f_2-outline4">
      <style:paragraph-properties fo:margin-top="0.1cm" fo:margin-bottom="0cm"/>
      <style:text-properties fo:font-size="20pt" style:font-size-asian="20pt" style:font-size-complex="20pt"/>
    </style:style>
    <style:style style:name="TITLE_5f_2-outline6" style:display-name="TITLE_2-outline6" style:family="presentation" style:parent-style-name="TITLE_5f_2-outline5">
      <style:paragraph-properties fo:margin-top="0.1cm" fo:margin-bottom="0cm"/>
      <style:text-properties fo:font-size="20pt" style:font-size-asian="20pt" style:font-size-complex="20pt"/>
    </style:style>
    <style:style style:name="TITLE_5f_2-outline7" style:display-name="TITLE_2-outline7" style:family="presentation" style:parent-style-name="TITLE_5f_2-outline6">
      <style:paragraph-properties fo:margin-top="0.1cm" fo:margin-bottom="0cm"/>
      <style:text-properties fo:font-size="20pt" style:font-size-asian="20pt" style:font-size-complex="20pt"/>
    </style:style>
    <style:style style:name="TITLE_5f_2-outline8" style:display-name="TITLE_2-outline8" style:family="presentation" style:parent-style-name="TITLE_5f_2-outline7">
      <style:paragraph-properties fo:margin-top="0.1cm" fo:margin-bottom="0cm"/>
      <style:text-properties fo:font-size="20pt" style:font-size-asian="20pt" style:font-size-complex="20pt"/>
    </style:style>
    <style:style style:name="TITLE_5f_2-outline9" style:display-name="TITLE_2-outline9" style:family="presentation" style:parent-style-name="TITLE_5f_2-outline8">
      <style:paragraph-properties fo:margin-top="0.1cm" fo:margin-bottom="0cm"/>
      <style:text-properties fo:font-size="20pt" style:font-size-asian="20pt" style:font-size-complex="20pt"/>
    </style:style>
    <style:style style:name="TITLE_5f_2-subtitle" style:display-name="TITLE_2-subtitle" style:family="presentation">
      <style:graphic-properties draw:stroke="none" draw:fill="none" draw:textarea-vertical-align="middle">
        <text:list-style style:name="TITLE_5f_2-subtitle" style:display-name="TITLE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2-title" style:display-name="TITLE_2-title" style:family="presentation">
      <style:graphic-properties draw:stroke="none" draw:fill="none" draw:textarea-vertical-align="middle">
        <text:list-style style:name="TITLE_5f_2-title" style:display-name="TITLE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ffb600"/>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b6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dash" draw:stroke-dash="Dashed_20__28_var_29__20_4" svg:stroke-width="0.053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dash" draw:stroke-dash="Dashed_20__28_var_29__20_4" svg:stroke-width="0.053cm" svg:stroke-color="#ffb6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2-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_5f_2-backgroundobjects">
      <style:graphic-properties draw:stroke="none" draw:fill="none" draw:fill-color="#ffffff" draw:auto-grow-height="false" fo:min-height="1.485cm"/>
    </style:style>
    <style:style style:name="Mpr3" style:family="presentation" style:parent-style-name="TITLE_5f_2-backgroundobjects">
      <style:graphic-properties draw:stroke="none" draw:fill="none" draw:fill-color="#ffffff" draw:textarea-vertical-align="bottom" draw:auto-grow-height="false" fo:min-height="1.485cm"/>
    </style:style>
    <style:style style:name="Mpr4"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BLANK_5f_1-backgroundobjects">
      <style:graphic-properties draw:stroke="none" draw:fill="none" draw:fill-color="#ffffff" draw:auto-grow-height="false" fo:min-height="1.27cm"/>
    </style:style>
    <style:style style:name="Mpr6" style:family="presentation" style:parent-style-name="BLANK_5f_1-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3pt" style:font-size-asian="14pt" style:font-size-complex="14pt"/>
    </style:style>
    <style:style style:name="MP7"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ffb600" style:text-line-through-style="none" style:text-line-through-type="none" style:text-position="0% 100%" style:font-name="Raleway ExtraBold" fo:font-size="13pt" fo:letter-spacing="normal" fo:font-style="normal" style:text-underline-style="none" fo:font-weight="normal" style:font-name-asian="Raleway ExtraBold" style:font-size-asian="13pt" style:font-style-asian="normal" style:font-weight-asian="normal" style:font-name-complex="Raleway ExtraBold"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2" style:display-name="TITLE_2" style:page-layout-name="PM1" draw:style-name="Mdp1">
      <draw:frame draw:name="Google Shape;54;p12" presentation:style-name="TITLE_5f_2-title" draw:layer="backgroundobjects" svg:width="23.667cm" svg:height="5.701cm" svg:x="0.866cm" svg:y="2.068cm" presentation:class="title" presentation:placeholder="true" presentation:user-transformed="true">
        <draw:text-box/>
      </draw:frame>
      <draw:frame draw:name="Google Shape;56;p1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_5f_2-outline1" draw:layer="backgroundobjects" svg:width="22.859cm" svg:height="8.286cm" svg:x="1.27cm" svg:y="3.343cm" presentation:class="outline" presentation:placeholder="true">
        <draw:text-box/>
      </draw:frame>
      <presentation:notes style:page-layout-name="PM2">
        <draw:page-thumbnail presentation:style-name="TITLE_5f_2-title" draw:layer="backgroundobjects" svg:width="19.798cm" svg:height="11.136cm" svg:x="0.6cm" svg:y="2.257cm" presentation:class="page"/>
        <draw:frame presentation:style-name="TITLE_5f_2-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5f_1" style:display-name="BLANK_1" style:page-layout-name="PM1" draw:style-name="Mdp2">
      <draw:frame draw:name="Google Shape;51;p11" presentation:style-name="Mpr4" draw:text-style-name="MP6" draw:layer="backgroundobjects" svg:width="1.498cm" svg:height="1.536cm" svg:x="23.901cm" svg:y="12.751cm" presentation:class="page-number" presentation:user-transformed="true">
        <draw:text-box>
          <text:p text:style-name="MP5"><text:span text:style-name="MT1"><text:page-number>&lt;number&gt;</text:page-number></text:span></text:p>
        </draw:text-box>
      </draw:frame>
      <draw:custom-shape draw:name="Google Shape;52;p11" draw:style-name="Mgr3" draw:text-style-name="MP7" draw:layer="backgroundobjects" svg:width="23.228cm" svg:height="12.176cm" svg:x="1.085cm" svg:y="1.055cm">
        <text:p/>
        <draw:enhanced-geometry draw:mirror-horizontal="false" draw:mirror-vertical="false" drawooo:sub-view-size="285508 149667" draw:text-areas="0 0 ?f0 ?f1" svg:viewBox="0 0 0 0" draw:type="ooxml-non-primitive" draw:enhanced-path="M 252882 0 L 13220 0 13220 0 11826 61 10552 243 9279 607 8066 1031 6914 1577 5822 2244 4791 3032 3881 3881 3032 4791 2244 5822 1577 6914 1031 8066 607 9279 243 10552 61 11826 0 13220 0 136447 0 136447 61 137841 243 139115 607 140388 1031 141601 1577 142753 2244 143845 3032 144876 3881 145786 4791 146635 5822 147423 6914 148090 8066 148636 9279 149060 10552 149424 11826 149606 13220 149667 272288 149667 272288 149667 273682 149606 274956 149424 276229 149060 277442 148636 278594 148090 279686 147423 280717 146635 281627 145786 282476 144876 283264 143845 283931 142753 284477 141601 284901 140388 285265 139115 285447 137841 285508 136447 285508 32626 F N">
          <draw:equation draw:name="f0" draw:formula="logwidth"/>
          <draw:equation draw:name="f1" draw:formula="logheight"/>
        </draw:enhanced-geometry>
      </draw:custom-shap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22;p5" draw:style-name="Mgr4" draw:text-style-name="MP7" draw:layer="backgroundobjects" svg:width="23.228cm" svg:height="12.176cm" svg:x="1.085cm" svg:y="1.055cm">
        <text:p/>
        <draw:enhanced-geometry draw:mirror-horizontal="false" draw:mirror-vertical="false" drawooo:sub-view-size="285508 149667" draw:text-areas="0 0 ?f0 ?f1" svg:viewBox="0 0 0 0" draw:type="ooxml-non-primitive" draw:enhanced-path="M 252882 0 L 13220 0 13220 0 11826 61 10552 243 9279 607 8066 1031 6914 1577 5822 2244 4791 3032 3881 3881 3032 4791 2244 5822 1577 6914 1031 8066 607 9279 243 10552 61 11826 0 13220 0 136447 0 136447 61 137841 243 139115 607 140388 1031 141601 1577 142753 2244 143845 3032 144876 3881 145786 4791 146635 5822 147423 6914 148090 8066 148636 9279 149060 10552 149424 11826 149606 13220 149667 272288 149667 272288 149667 273682 149606 274956 149424 276229 149060 277442 148636 278594 148090 279686 147423 280717 146635 281627 145786 282476 144876 283264 143845 283931 142753 284477 141601 284901 140388 285265 139115 285447 137841 285508 136447 285508 32626 F N">
          <draw:equation draw:name="f0" draw:formula="logwidth"/>
          <draw:equation draw:name="f1" draw:formula="logheight"/>
        </draw:enhanced-geometry>
      </draw:custom-shape>
      <draw:frame draw:name="Google Shape;23;p5" presentation:style-name="TITLE_5f_AND_5f_BODY-title" draw:layer="backgroundobjects" svg:width="19.072cm" svg:height="2.381cm" svg:x="2.561cm" svg:y="2.477cm" presentation:class="title" presentation:placeholder="true" presentation:user-transformed="true">
        <draw:text-box/>
      </draw:frame>
      <draw:frame draw:name="Google Shape;24;p5" presentation:style-name="TITLE_5f_AND_5f_BODY-outline1" draw:layer="backgroundobjects" svg:width="19.072cm" svg:height="6.572cm" svg:x="2.561cm" svg:y="5.239cm" presentation:class="outline" presentation:placeholder="true" presentation:user-transformed="true">
        <draw:text-box/>
      </draw:frame>
      <draw:frame draw:name="Google Shape;25;p5" presentation:style-name="Mpr7" draw:text-style-name="MP6" draw:layer="backgroundobjects" svg:width="1.498cm" svg:height="1.536cm" svg:x="23.901cm" svg:y="12.751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80"/>
    <meta:generator>LibreOfficeDev/6.0.5.2$Linux_X86_64 LibreOffice_project/</meta:generator>
  </office:meta>
</office:document-meta>
</file>